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4"/>
    <style:style style:name="ce17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7"/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page" style:column-width="3.175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IO_202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11" table:number-columns-repeated="3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993" table:default-cell-style-name="ce1"/>
        <table:table-column table:style-name="co14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30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1">
            <text:p>Período: Maio - 2021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80558.09" table:style-name="ce14">
            <text:p><text:s/>80.558,09<text:s/></text:p>
          </table:table-cell>
          <table:table-cell office:value-type="float" office:value="52831.63" table:style-name="ce14">
            <text:p><text:s/>52.831,63<text:s/></text:p>
          </table:table-cell>
          <table:table-cell office:value-type="float" office:value="70948662.200000003" table:style-name="ce14">
            <text:p><text:s/>70.948.662,20<text:s/></text:p>
          </table:table-cell>
          <table:table-cell office:value-type="float" office:value="4046.41" table:style-name="ce14">
            <text:p><text:s/>4.046,41<text:s/></text:p>
          </table:table-cell>
          <table:table-cell office:value-type="float" office:value="84356909.239999995" table:style-name="ce14">
            <text:p><text:s/>84.356.909,24<text:s/></text:p>
          </table:table-cell>
          <table:table-cell office:value-type="float" office:value="97257331.689999998" table:style-name="ce14">
            <text:p><text:s/>97.257.331,69<text:s/></text:p>
          </table:table-cell>
          <table:table-cell office:value-type="float" office:value="2829083.2600000002" table:style-name="ce14">
            <text:p><text:s/>2.829.083,26<text:s/></text:p>
          </table:table-cell>
          <table:table-cell office:value-type="float" office:value="248620834.47" table:style-name="ce14">
            <text:p><text:s/>248.620.834,47<text:s/></text:p>
          </table:table-cell>
          <table:table-cell office:value-type="float" office:value="47518806.590000004" table:style-name="ce14">
            <text:p><text:s/>47.518.806,59<text:s/></text:p>
          </table:table-cell>
          <table:table-cell office:value-type="float" office:value="865702.56" table:style-name="ce14">
            <text:p><text:s/>865.702,56<text:s/></text:p>
          </table:table-cell>
          <table:table-cell office:value-type="float" office:value="155283602.31" table:style-name="ce14">
            <text:p><text:s/>155.283.602,31<text:s/></text:p>
          </table:table-cell>
          <table:table-cell office:value-type="float" office:value="123498.87" table:style-name="ce14">
            <text:p><text:s/>123.498,87<text:s/></text:p>
          </table:table-cell>
          <table:table-cell office:value-type="float" office:value="4832250.3" table:style-name="ce14">
            <text:p><text:s/>4.832.250,30<text:s/></text:p>
          </table:table-cell>
          <table:table-cell office:value-type="float" office:value="6156665.4400000004" table:style-name="ce14">
            <text:p><text:s/>6.156.665,44<text:s/></text:p>
          </table:table-cell>
          <table:table-cell office:value-type="float" office:value="3347527.52" table:style-name="ce14">
            <text:p><text:s/>3.347.527,52<text:s/></text:p>
          </table:table-cell>
          <table:table-cell office:value-type="float" office:value="109406931.23999999" table:style-name="ce14">
            <text:p><text:s/>109.406.931,24<text:s/></text:p>
          </table:table-cell>
          <table:table-cell office:value-type="float" office:value="47881.49" table:style-name="ce14">
            <text:p><text:s/>47.881,49<text:s/></text:p>
          </table:table-cell>
          <table:table-cell office:value-type="float" office:value="480030543.73000002" table:style-name="ce14">
            <text:p><text:s/>480.030.543,73<text:s/></text:p>
          </table:table-cell>
          <table:table-cell office:value-type="float" office:value="275787526.64999998" table:style-name="ce14">
            <text:p><text:s/>275.787.526,65<text:s/></text:p>
          </table:table-cell>
          <table:table-cell office:value-type="float" office:value="625362.43999999994" table:style-name="ce14">
            <text:p><text:s/>625.362,44<text:s/></text:p>
          </table:table-cell>
          <table:table-cell office:value-type="float" office:value="555157.69999999995" table:style-name="ce14">
            <text:p><text:s/>555.157,70<text:s/></text:p>
          </table:table-cell>
          <table:table-cell office:value-type="float" office:value="2720.9" table:style-name="ce14">
            <text:p><text:s/>2.720,90<text:s/></text:p>
          </table:table-cell>
          <table:table-cell office:value-type="float" office:value="123631257.05" table:style-name="ce14">
            <text:p><text:s/>123.631.257,05<text:s/></text:p>
          </table:table-cell>
          <table:table-cell office:value-type="float" office:value="1124268565.8599999" table:style-name="ce14">
            <text:p><text:s/>1.124.268.565,86<text:s/></text:p>
          </table:table-cell>
          <table:table-cell office:value-type="float" office:value="13188.55" table:style-name="ce14">
            <text:p><text:s/>13.188,55<text:s/></text:p>
          </table:table-cell>
          <table:table-cell office:value-type="float" office:value="2365364831.0300002" table:style-name="ce14">
            <text:p><text:s/>2.365.364.831,03<text:s/></text:p>
          </table:table-cell>
          <table:table-cell office:value-type="float" office:value="281.63" table:style-name="ce14">
            <text:p><text:s/>281,63<text:s/></text:p>
          </table:table-cell>
          <table:table-cell office:value-type="float" office:value="5202012558.8500013" table:style-name="ce15">
            <text:p><text:s/>5.202.012.558,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00<text:s/></text:p>
          </table:table-cell>
          <table:table-cell office:value-type="float" office:value="1585.73" table:style-name="ce17">
            <text:p><text:s/>1.585,73<text:s/></text:p>
          </table:table-cell>
          <table:table-cell office:value-type="float" office:value="-3.26" table:style-name="ce17">
            <text:p>-3,26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539.72" table:style-name="ce17">
            <text:p><text:s/>539,72<text:s/></text:p>
          </table:table-cell>
          <table:table-cell office:value-type="float" office:value="-49.27" table:style-name="ce17">
            <text:p>-49,27<text:s/></text:p>
          </table:table-cell>
          <table:table-cell office:value-type="float" office:value="975.27" table:style-name="ce17">
            <text:p><text:s/>975,27<text:s/></text:p>
          </table:table-cell>
          <table:table-cell office:value-type="float" office:value="-155.4" table:style-name="ce17">
            <text:p>-155,40<text:s/></text:p>
          </table:table-cell>
          <table:table-cell office:value-type="float" office:value="2001.83" table:style-name="ce17">
            <text:p><text:s/>2.001,83<text:s/></text:p>
          </table:table-cell>
          <table:table-cell office:value-type="float" office:value="-13.84" table:style-name="ce17">
            <text:p>-13,84<text:s/></text:p>
          </table:table-cell>
          <table:table-cell office:value-type="float" office:value="-1911.98" table:style-name="ce17">
            <text:p>-1.911,98<text:s/></text:p>
          </table:table-cell>
          <table:table-cell office:value-type="float" office:value="-89.19" table:style-name="ce17">
            <text:p>-89,19<text:s/></text:p>
          </table:table-cell>
          <table:table-cell office:value-type="float" office:value="-10.93" table:style-name="ce17">
            <text:p>-10,93<text:s/></text:p>
          </table:table-cell>
          <table:table-cell office:value-type="float" office:value="1271.67" table:style-name="ce17">
            <text:p><text:s/>1.271,67<text:s/></text:p>
          </table:table-cell>
          <table:table-cell office:value-type="float" office:value="-392.9" table:style-name="ce17">
            <text:p>-392,90<text:s/></text:p>
          </table:table-cell>
          <table:table-cell office:value-type="float" office:value="5439.66" table:style-name="ce17">
            <text:p><text:s/>5.439,66<text:s/></text:p>
          </table:table-cell>
          <table:table-cell office:value-type="float" office:value="-3.76" table:style-name="ce17">
            <text:p>-3,76<text:s/></text:p>
          </table:table-cell>
          <table:table-cell office:value-type="float" office:value="-407.43" table:style-name="ce17">
            <text:p>-407,43<text:s/></text:p>
          </table:table-cell>
          <table:table-cell office:value-type="float" office:value="-2949.66" table:style-name="ce17">
            <text:p>-2.949,66<text:s/></text:p>
          </table:table-cell>
          <table:table-cell office:value-type="float" office:value="-8.39" table:style-name="ce17">
            <text:p>-8,39<text:s/></text:p>
          </table:table-cell>
          <table:table-cell office:value-type="float" office:value="19.82" table:style-name="ce17">
            <text:p><text:s/>19,82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084.26" table:style-name="ce17">
            <text:p><text:s/>1.084,26<text:s/></text:p>
          </table:table-cell>
          <table:table-cell office:value-type="float" office:value="6541.98" table:style-name="ce17">
            <text:p><text:s/>6.541,98<text:s/></text:p>
          </table:table-cell>
          <table:table-cell office:value-type="float" office:value="-172.55" table:style-name="ce17">
            <text:p>-172,55<text:s/></text:p>
          </table:table-cell>
          <table:table-cell office:value-type="float" office:value="352637.22" table:style-name="ce17">
            <text:p><text:s/>352.637,22<text:s/></text:p>
          </table:table-cell>
          <table:table-cell office:value-type="float" office:value="-41.47" table:style-name="ce17">
            <text:p>-41,47<text:s/></text:p>
          </table:table-cell>
          <table:table-cell office:value-type="float" office:value="365887.13" table:style-name="ce18">
            <text:p><text:s/>365.887,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35201.58" table:style-name="ce17">
            <text:p><text:s/>235.201,58<text:s/></text:p>
          </table:table-cell>
          <table:table-cell office:value-type="float" office:value="8676815.2200000007" table:style-name="ce17">
            <text:p><text:s/>8.676.815,22<text:s/></text:p>
          </table:table-cell>
          <table:table-cell office:value-type="float" office:value="17046072.719999999" table:style-name="ce17">
            <text:p><text:s/>17.046.072,72<text:s/></text:p>
          </table:table-cell>
          <table:table-cell office:value-type="float" office:value="299784.53000000003" table:style-name="ce17">
            <text:p><text:s/>299.784,53<text:s/></text:p>
          </table:table-cell>
          <table:table-cell office:value-type="float" office:value="135873291.33000001" table:style-name="ce17">
            <text:p><text:s/>135.873.291,33<text:s/></text:p>
          </table:table-cell>
          <table:table-cell office:value-type="float" office:value="102669820.79000001" table:style-name="ce17">
            <text:p><text:s/>102.669.820,79<text:s/></text:p>
          </table:table-cell>
          <table:table-cell office:value-type="float" office:value="3827672.9899999998" table:style-name="ce17">
            <text:p><text:s/>3.827.672,99<text:s/></text:p>
          </table:table-cell>
          <table:table-cell office:value-type="float" office:value="290398788.23000002" table:style-name="ce17">
            <text:p><text:s/>290.398.788,23<text:s/></text:p>
          </table:table-cell>
          <table:table-cell office:value-type="float" office:value="46236632.130000003" table:style-name="ce17">
            <text:p><text:s/>46.236.632,13<text:s/></text:p>
          </table:table-cell>
          <table:table-cell office:value-type="float" office:value="3971354.09" table:style-name="ce17">
            <text:p><text:s/>3.971.354,09<text:s/></text:p>
          </table:table-cell>
          <table:table-cell office:value-type="float" office:value="630761572.46000004" table:style-name="ce17">
            <text:p><text:s/>630.761.572,46<text:s/></text:p>
          </table:table-cell>
          <table:table-cell office:value-type="float" office:value="14726797.550000001" table:style-name="ce17">
            <text:p><text:s/>14.726.797,55<text:s/></text:p>
          </table:table-cell>
          <table:table-cell office:value-type="float" office:value="11659705.390000001" table:style-name="ce17">
            <text:p><text:s/>11.659.705,39<text:s/></text:p>
          </table:table-cell>
          <table:table-cell office:value-type="float" office:value="32692117.640000001" table:style-name="ce17">
            <text:p><text:s/>32.692.117,64<text:s/></text:p>
          </table:table-cell>
          <table:table-cell office:value-type="float" office:value="7956739.1799999997" table:style-name="ce17">
            <text:p><text:s/>7.956.739,18<text:s/></text:p>
          </table:table-cell>
          <table:table-cell office:value-type="float" office:value="127331458.84" table:style-name="ce17">
            <text:p><text:s/>127.331.458,84<text:s/></text:p>
          </table:table-cell>
          <table:table-cell office:value-type="float" office:value="2229441.23" table:style-name="ce17">
            <text:p><text:s/>2.229.441,23<text:s/></text:p>
          </table:table-cell>
          <table:table-cell office:value-type="float" office:value="393960612.68000001" table:style-name="ce17">
            <text:p><text:s/>393.960.612,68<text:s/></text:p>
          </table:table-cell>
          <table:table-cell office:value-type="float" office:value="273438684.60000002" table:style-name="ce17">
            <text:p><text:s/>273.438.684,60<text:s/></text:p>
          </table:table-cell>
          <table:table-cell office:value-type="float" office:value="5998119.54" table:style-name="ce17">
            <text:p><text:s/>5.998.119,54<text:s/></text:p>
          </table:table-cell>
          <table:table-cell office:value-type="float" office:value="8127055.9199999999" table:style-name="ce17">
            <text:p><text:s/>8.127.055,92<text:s/></text:p>
          </table:table-cell>
          <table:table-cell office:value-type="float" office:value="38223.279999999999" table:style-name="ce17">
            <text:p><text:s/>38.223,28<text:s/></text:p>
          </table:table-cell>
          <table:table-cell office:value-type="float" office:value="399313460.63" table:style-name="ce17">
            <text:p><text:s/>399.313.460,63<text:s/></text:p>
          </table:table-cell>
          <table:table-cell office:value-type="float" office:value="877121798.95000005" table:style-name="ce17">
            <text:p><text:s/>877.121.798,95<text:s/></text:p>
          </table:table-cell>
          <table:table-cell office:value-type="float" office:value="4605623.51" table:style-name="ce17">
            <text:p><text:s/>4.605.623,51<text:s/></text:p>
          </table:table-cell>
          <table:table-cell office:value-type="float" office:value="2188778591.79" table:style-name="ce17">
            <text:p><text:s/>2.188.778.591,79<text:s/></text:p>
          </table:table-cell>
          <table:table-cell office:value-type="float" office:value="2000345.28" table:style-name="ce17">
            <text:p><text:s/>2.000.345,28<text:s/></text:p>
          </table:table-cell>
          <table:table-cell office:value-type="float" office:value="5589975782.0799999" table:style-name="ce18">
            <text:p><text:s/>5.589.975.782,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23596.51" table:style-name="ce17">
            <text:p><text:s/>23.596,51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47437.82" table:style-name="ce17">
            <text:p><text:s/>47.437,82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365204377.81" table:style-name="ce17">
            <text:p><text:s/>365.204.377,81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20.22" table:style-name="ce17">
            <text:p><text:s/>120,22<text:s/></text:p>
          </table:table-cell>
          <table:table-cell office:value-type="float" office:value="3602558.44" table:style-name="ce17">
            <text:p><text:s/>3.602.558,44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320.69" table:style-name="ce17">
            <text:p><text:s/>320,69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39654813.409999996" table:style-name="ce17">
            <text:p><text:s/>39.654.813,41<text:s/></text:p>
          </table:table-cell>
          <table:table-cell office:value-type="float" office:value="3457.17" table:style-name="ce17">
            <text:p><text:s/>3.457,17<text:s/></text:p>
          </table:table-cell>
          <table:table-cell office:value-type="float" office:value="64425" table:style-name="ce17">
            <text:p><text:s/>64.425,00<text:s/></text:p>
          </table:table-cell>
          <table:table-cell office:value-type="float" office:value="1169112" table:style-name="ce17">
            <text:p><text:s/>1.169.112,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409770219.06999999" table:style-name="ce18">
            <text:p><text:s/>409.770.219,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83946.95" table:style-name="ce17">
            <text:p><text:s/>183.946,95<text:s/></text:p>
          </table:table-cell>
          <table:table-cell office:value-type="float" office:value="563240.71" table:style-name="ce17">
            <text:p><text:s/>563.240,71<text:s/></text:p>
          </table:table-cell>
          <table:table-cell office:value-type="float" office:value="2946608.78" table:style-name="ce17">
            <text:p><text:s/>2.946.608,78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2362535.42" table:style-name="ce17">
            <text:p><text:s/>12.362.535,42<text:s/></text:p>
          </table:table-cell>
          <table:table-cell office:value-type="float" office:value="8935132.8100000005" table:style-name="ce17">
            <text:p><text:s/>8.935.132,81<text:s/></text:p>
          </table:table-cell>
          <table:table-cell office:value-type="float" office:value="1534297.19" table:style-name="ce17">
            <text:p><text:s/>1.534.297,19<text:s/></text:p>
          </table:table-cell>
          <table:table-cell office:value-type="float" office:value="1816381.56" table:style-name="ce17">
            <text:p><text:s/>1.816.381,56<text:s/></text:p>
          </table:table-cell>
          <table:table-cell office:value-type="float" office:value="7362261.5800000001" table:style-name="ce17">
            <text:p><text:s/>7.362.261,58<text:s/></text:p>
          </table:table-cell>
          <table:table-cell office:value-type="float" office:value="2717021.5" table:style-name="ce17">
            <text:p><text:s/>2.717.021,50<text:s/></text:p>
          </table:table-cell>
          <table:table-cell office:value-type="float" office:value="26180110.690000001" table:style-name="ce17">
            <text:p><text:s/>26.180.110,69<text:s/></text:p>
          </table:table-cell>
          <table:table-cell office:value-type="float" office:value="82677.98" table:style-name="ce17">
            <text:p><text:s/>82.677,98<text:s/></text:p>
          </table:table-cell>
          <table:table-cell office:value-type="float" office:value="4542839.09" table:style-name="ce17">
            <text:p><text:s/>4.542.839,09<text:s/></text:p>
          </table:table-cell>
          <table:table-cell office:value-type="float" office:value="2277844.34" table:style-name="ce17">
            <text:p><text:s/>2.277.844,34<text:s/></text:p>
          </table:table-cell>
          <table:table-cell office:value-type="float" office:value="2670142.02" table:style-name="ce17">
            <text:p><text:s/>2.670.142,02<text:s/></text:p>
          </table:table-cell>
          <table:table-cell office:value-type="float" office:value="22629739.239999998" table:style-name="ce17">
            <text:p><text:s/>22.629.739,24<text:s/></text:p>
          </table:table-cell>
          <table:table-cell office:value-type="float" office:value="1432905.55" table:style-name="ce17">
            <text:p><text:s/>1.432.905,55<text:s/></text:p>
          </table:table-cell>
          <table:table-cell office:value-type="float" office:value="5658694.1900000004" table:style-name="ce17">
            <text:p><text:s/>5.658.694,19<text:s/></text:p>
          </table:table-cell>
          <table:table-cell office:value-type="float" office:value="16241312.84" table:style-name="ce17">
            <text:p><text:s/>16.241.312,84<text:s/></text:p>
          </table:table-cell>
          <table:table-cell office:value-type="float" office:value="906354.94" table:style-name="ce17">
            <text:p><text:s/>906.354,94<text:s/></text:p>
          </table:table-cell>
          <table:table-cell office:value-type="float" office:value="205865.81" table:style-name="ce17">
            <text:p><text:s/>205.865,81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4548534.130000001" table:style-name="ce17">
            <text:p><text:s/>14.548.534,13<text:s/></text:p>
          </table:table-cell>
          <table:table-cell office:value-type="float" office:value="5049112.66" table:style-name="ce17">
            <text:p><text:s/>5.049.112,66<text:s/></text:p>
          </table:table-cell>
          <table:table-cell office:value-type="float" office:value="330462.84999999998" table:style-name="ce17">
            <text:p><text:s/>330.462,85<text:s/></text:p>
          </table:table-cell>
          <table:table-cell office:value-type="float" office:value="52292555.140000001" table:style-name="ce17">
            <text:p><text:s/>52.292.555,14<text:s/></text:p>
          </table:table-cell>
          <table:table-cell office:value-type="float" office:value="365575.73" table:style-name="ce17">
            <text:p><text:s/>365.575,73<text:s/></text:p>
          </table:table-cell>
          <table:table-cell office:value-type="float" office:value="193836153.69999996" table:style-name="ce18">
            <text:p><text:s/>193.836.153,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00<text:s/></text:p>
          </table:table-cell>
          <table:table-cell office:value-type="float" office:value="14763.19" table:style-name="ce17">
            <text:p><text:s/>14.763,19<text:s/></text:p>
          </table:table-cell>
          <table:table-cell office:value-type="float" office:value="104838.02" table:style-name="ce17">
            <text:p><text:s/>104.838,02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3262.05" table:style-name="ce17">
            <text:p><text:s/>3.262,05<text:s/></text:p>
          </table:table-cell>
          <table:table-cell office:value-type="float" office:value="19225.400000000001" table:style-name="ce17">
            <text:p><text:s/>19.225,40<text:s/></text:p>
          </table:table-cell>
          <table:table-cell office:value-type="float" office:value="8649.2000000000007" table:style-name="ce17">
            <text:p><text:s/>8.649,20<text:s/></text:p>
          </table:table-cell>
          <table:table-cell office:value-type="float" office:value="9033035.6699999999" table:style-name="ce17">
            <text:p><text:s/>9.033.035,67<text:s/></text:p>
          </table:table-cell>
          <table:table-cell office:value-type="float" office:value="16339.31" table:style-name="ce17">
            <text:p><text:s/>16.339,31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22925.57" table:style-name="ce17">
            <text:p><text:s/>22.925,57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45" table:style-name="ce17">
            <text:p><text:s/>45,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52968.71" table:style-name="ce17">
            <text:p><text:s/>52.968,71<text:s/></text:p>
          </table:table-cell>
          <table:table-cell office:value-type="float" office:value="2626544.1" table:style-name="ce17">
            <text:p><text:s/>2.626.544,10<text:s/></text:p>
          </table:table-cell>
          <table:table-cell office:value-type="float" office:value="10965.77" table:style-name="ce17">
            <text:p><text:s/>10.965,77<text:s/></text:p>
          </table:table-cell>
          <table:table-cell office:value-type="float" office:value="10453815.34" table:style-name="ce17">
            <text:p><text:s/>10.453.815,34<text:s/></text:p>
          </table:table-cell>
          <table:table-cell office:value-type="float" office:value="10576332.439999999" table:style-name="ce17">
            <text:p><text:s/>10.576.332,44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31693.3" table:style-name="ce17">
            <text:p><text:s/>31.693,30<text:s/></text:p>
          </table:table-cell>
          <table:table-cell office:value-type="float" office:value="29.91" table:style-name="ce17">
            <text:p><text:s/>29,91<text:s/></text:p>
          </table:table-cell>
          <table:table-cell office:value-type="float" office:value="22542.62" table:style-name="ce17">
            <text:p><text:s/>22.542,62<text:s/></text:p>
          </table:table-cell>
          <table:table-cell office:value-type="float" office:value="283571.86" table:style-name="ce17">
            <text:p><text:s/>283.571,86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90804713.319999993" table:style-name="ce17">
            <text:p><text:s/>90.804.713,32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24086260.77999999" table:style-name="ce18">
            <text:p><text:s/>124.086.260,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3317.66" table:style-name="ce17">
            <text:p><text:s/>23.317,66<text:s/></text:p>
          </table:table-cell>
          <table:table-cell office:value-type="float" office:value="24819.66" table:style-name="ce17">
            <text:p><text:s/>24.819,66<text:s/></text:p>
          </table:table-cell>
          <table:table-cell office:value-type="float" office:value="10136926.07" table:style-name="ce17">
            <text:p><text:s/>10.136.926,07<text:s/></text:p>
          </table:table-cell>
          <table:table-cell office:value-type="float" office:value="24898.240000000002" table:style-name="ce17">
            <text:p><text:s/>24.898,24<text:s/></text:p>
          </table:table-cell>
          <table:table-cell office:value-type="float" office:value="45247787.140000001" table:style-name="ce17">
            <text:p><text:s/>45.247.787,14<text:s/></text:p>
          </table:table-cell>
          <table:table-cell office:value-type="float" office:value="46172026.899999999" table:style-name="ce17">
            <text:p><text:s/>46.172.026,90<text:s/></text:p>
          </table:table-cell>
          <table:table-cell office:value-type="float" office:value="698717.61" table:style-name="ce17">
            <text:p><text:s/>698.717,61<text:s/></text:p>
          </table:table-cell>
          <table:table-cell office:value-type="float" office:value="198654730.06" table:style-name="ce17">
            <text:p><text:s/>198.654.730,06<text:s/></text:p>
          </table:table-cell>
          <table:table-cell office:value-type="float" office:value="8552066.0600000005" table:style-name="ce17">
            <text:p><text:s/>8.552.066,06<text:s/></text:p>
          </table:table-cell>
          <table:table-cell office:value-type="float" office:value="267226.73" table:style-name="ce17">
            <text:p><text:s/>267.226,73<text:s/></text:p>
          </table:table-cell>
          <table:table-cell office:value-type="float" office:value="76322515.659999996" table:style-name="ce17">
            <text:p><text:s/>76.322.515,66<text:s/></text:p>
          </table:table-cell>
          <table:table-cell office:value-type="float" office:value="637987.86" table:style-name="ce17">
            <text:p><text:s/>637.987,86<text:s/></text:p>
          </table:table-cell>
          <table:table-cell office:value-type="float" office:value="2734876.62" table:style-name="ce17">
            <text:p><text:s/>2.734.876,62<text:s/></text:p>
          </table:table-cell>
          <table:table-cell office:value-type="float" office:value="7218193.6299999999" table:style-name="ce17">
            <text:p><text:s/>7.218.193,63<text:s/></text:p>
          </table:table-cell>
          <table:table-cell office:value-type="float" office:value="2273339.4300000002" table:style-name="ce17">
            <text:p><text:s/>2.273.339,43<text:s/></text:p>
          </table:table-cell>
          <table:table-cell office:value-type="float" office:value="63556243.289999999" table:style-name="ce17">
            <text:p><text:s/>63.556.243,29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226201599.94999999" table:style-name="ce17">
            <text:p><text:s/>226.201.599,95<text:s/></text:p>
          </table:table-cell>
          <table:table-cell office:value-type="float" office:value="154947432.06999999" table:style-name="ce17">
            <text:p><text:s/>154.947.432,07<text:s/></text:p>
          </table:table-cell>
          <table:table-cell office:value-type="float" office:value="390379.08" table:style-name="ce17">
            <text:p><text:s/>390.379,08<text:s/></text:p>
          </table:table-cell>
          <table:table-cell office:value-type="float" office:value="537841.43999999994" table:style-name="ce17">
            <text:p><text:s/>537.841,44<text:s/></text:p>
          </table:table-cell>
          <table:table-cell office:value-type="float" office:value="12968.03" table:style-name="ce17">
            <text:p><text:s/>12.968,03<text:s/></text:p>
          </table:table-cell>
          <table:table-cell office:value-type="float" office:value="167779410.09" table:style-name="ce17">
            <text:p><text:s/>167.779.410,09<text:s/></text:p>
          </table:table-cell>
          <table:table-cell office:value-type="float" office:value="613011977.70000005" table:style-name="ce17">
            <text:p><text:s/>613.011.977,70<text:s/></text:p>
          </table:table-cell>
          <table:table-cell office:value-type="float" office:value="437.99" table:style-name="ce17">
            <text:p><text:s/>437,99<text:s/></text:p>
          </table:table-cell>
          <table:table-cell office:value-type="float" office:value="975560711.79999995" table:style-name="ce17">
            <text:p><text:s/>975.560.711,8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2600988430.7700005" table:style-name="ce18">
            <text:p><text:s/>2.600.988.430,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7936.97" table:style-name="ce17">
            <text:p><text:s/>27.936,97<text:s/></text:p>
          </table:table-cell>
          <table:table-cell office:value-type="float" office:value="8073991.6599999992" table:style-name="ce17">
            <text:p><text:s/>8.073.991,66<text:s/></text:p>
          </table:table-cell>
          <table:table-cell office:value-type="float" office:value="3857699.85" table:style-name="ce17">
            <text:p><text:s/>3.857.699,85<text:s/></text:p>
          </table:table-cell>
          <table:table-cell office:value-type="float" office:value="274886.28999999998" table:style-name="ce17">
            <text:p><text:s/>274.886,29<text:s/></text:p>
          </table:table-cell>
          <table:table-cell office:value-type="float" office:value="78236110.209999993" table:style-name="ce17">
            <text:p><text:s/>78.236.110,21<text:s/></text:p>
          </table:table-cell>
          <table:table-cell office:value-type="float" office:value="47543435.68" table:style-name="ce17">
            <text:p><text:s/>47.543.435,68<text:s/></text:p>
          </table:table-cell>
          <table:table-cell office:value-type="float" office:value="1586008.99" table:style-name="ce17">
            <text:p><text:s/>1.586.008,99<text:s/></text:p>
          </table:table-cell>
          <table:table-cell office:value-type="float" office:value="80894640.940000013" table:style-name="ce17">
            <text:p><text:s/>80.894.640,94<text:s/></text:p>
          </table:table-cell>
          <table:table-cell office:value-type="float" office:value="30258527.360000003" table:style-name="ce17">
            <text:p><text:s/>30.258.527,36<text:s/></text:p>
          </table:table-cell>
          <table:table-cell office:value-type="float" office:value="987105.86" table:style-name="ce17">
            <text:p><text:s/>987.105,86<text:s/></text:p>
          </table:table-cell>
          <table:table-cell office:value-type="float" office:value="163031642.72999999" table:style-name="ce17">
            <text:p><text:s/>163.031.642,73<text:s/></text:p>
          </table:table-cell>
          <table:table-cell office:value-type="float" office:value="14006131.709999999" table:style-name="ce17">
            <text:p><text:s/>14.006.131,71<text:s/></text:p>
          </table:table-cell>
          <table:table-cell office:value-type="float" office:value="4381944.68" table:style-name="ce17">
            <text:p><text:s/>4.381.944,68<text:s/></text:p>
          </table:table-cell>
          <table:table-cell office:value-type="float" office:value="23196079.669999998" table:style-name="ce17">
            <text:p><text:s/>23.196.079,67<text:s/></text:p>
          </table:table-cell>
          <table:table-cell office:value-type="float" office:value="2960289.02" table:style-name="ce17">
            <text:p><text:s/>2.960.289,02<text:s/></text:p>
          </table:table-cell>
          <table:table-cell office:value-type="float" office:value="38518932.209999993" table:style-name="ce17">
            <text:p><text:s/>38.518.932,21<text:s/></text:p>
          </table:table-cell>
          <table:table-cell office:value-type="float" office:value="785569.90999999992" table:style-name="ce17">
            <text:p><text:s/>785.569,91<text:s/></text:p>
          </table:table-cell>
          <table:table-cell office:value-type="float" office:value="151646382.98000002" table:style-name="ce17">
            <text:p><text:s/>151.646.382,98<text:s/></text:p>
          </table:table-cell>
          <table:table-cell office:value-type="float" office:value="88071048.810000002" table:style-name="ce17">
            <text:p><text:s/>88.071.048,81<text:s/></text:p>
          </table:table-cell>
          <table:table-cell office:value-type="float" office:value="4701385.5199999996" table:style-name="ce17">
            <text:p><text:s/>4.701.385,52<text:s/></text:p>
          </table:table-cell>
          <table:table-cell office:value-type="float" office:value="7351334.6799999997" table:style-name="ce17">
            <text:p><text:s/>7.351.334,68<text:s/></text:p>
          </table:table-cell>
          <table:table-cell office:value-type="float" office:value="25225.339999999997" table:style-name="ce17">
            <text:p><text:s/>25.225,34<text:s/></text:p>
          </table:table-cell>
          <table:table-cell office:value-type="float" office:value="177308160.38" table:style-name="ce17">
            <text:p><text:s/>177.308.160,38<text:s/></text:p>
          </table:table-cell>
          <table:table-cell office:value-type="float" office:value="258773679.55999997" table:style-name="ce17">
            <text:p><text:s/>258.773.679,56<text:s/></text:p>
          </table:table-cell>
          <table:table-cell office:value-type="float" office:value="4210297.67" table:style-name="ce17">
            <text:p><text:s/>4.210.297,67<text:s/></text:p>
          </table:table-cell>
          <table:table-cell office:value-type="float" office:value="1068951499.5300001" table:style-name="ce17">
            <text:p><text:s/>1.068.951.499,53<text:s/></text:p>
          </table:table-cell>
          <table:table-cell office:value-type="float" office:value="1634769.5499999998" table:style-name="ce17">
            <text:p><text:s/>1.634.769,55<text:s/></text:p>
          </table:table-cell>
          <table:table-cell office:value-type="float" office:value="2261294717.7600002" table:style-name="ce18">
            <text:p><text:s/>2.261.294.717,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33151887.57" table:style-name="ce17">
            <text:p><text:s/>33.151.887,57<text:s/></text:p>
          </table:table-cell>
          <table:table-cell office:value-type="float" office:value="144247693.69999999" table:style-name="ce17">
            <text:p><text:s/>144.247.693,70<text:s/></text:p>
          </table:table-cell>
          <table:table-cell office:value-type="float" office:value="410609626.26999998" table:style-name="ce17">
            <text:p><text:s/>410.609.626,27<text:s/></text:p>
          </table:table-cell>
          <table:table-cell office:value-type="float" office:value="21470551.949999999" table:style-name="ce17">
            <text:p><text:s/>21.470.551,95<text:s/></text:p>
          </table:table-cell>
          <table:table-cell office:value-type="float" office:value="798787028.47000003" table:style-name="ce17">
            <text:p><text:s/>798.787.028,47<text:s/></text:p>
          </table:table-cell>
          <table:table-cell office:value-type="float" office:value="548180342.25" table:style-name="ce17">
            <text:p><text:s/>548.180.342,25<text:s/></text:p>
          </table:table-cell>
          <table:table-cell office:value-type="float" office:value="4955436861.1400003" table:style-name="ce17">
            <text:p><text:s/>4.955.436.861,14<text:s/></text:p>
          </table:table-cell>
          <table:table-cell office:value-type="float" office:value="480187186.23000002" table:style-name="ce17">
            <text:p><text:s/>480.187.186,23<text:s/></text:p>
          </table:table-cell>
          <table:table-cell office:value-type="float" office:value="704057285.70000005" table:style-name="ce17">
            <text:p><text:s/>704.057.285,70<text:s/></text:p>
          </table:table-cell>
          <table:table-cell office:value-type="float" office:value="153169606.61000001" table:style-name="ce17">
            <text:p><text:s/>153.169.606,61<text:s/></text:p>
          </table:table-cell>
          <table:table-cell office:value-type="float" office:value="3299537846.8899999" table:style-name="ce17">
            <text:p><text:s/>3.299.537.846,89<text:s/></text:p>
          </table:table-cell>
          <table:table-cell office:value-type="float" office:value="474226481.12" table:style-name="ce17">
            <text:p><text:s/>474.226.481,12<text:s/></text:p>
          </table:table-cell>
          <table:table-cell office:value-type="float" office:value="546755621.82000005" table:style-name="ce17">
            <text:p><text:s/>546.755.621,82<text:s/></text:p>
          </table:table-cell>
          <table:table-cell office:value-type="float" office:value="372468076.82999998" table:style-name="ce17">
            <text:p><text:s/>372.468.076,83<text:s/></text:p>
          </table:table-cell>
          <table:table-cell office:value-type="float" office:value="197096863.65000001" table:style-name="ce17">
            <text:p><text:s/>197.096.863,65<text:s/></text:p>
          </table:table-cell>
          <table:table-cell office:value-type="float" office:value="555550315.40999997" table:style-name="ce17">
            <text:p><text:s/>555.550.315,41<text:s/></text:p>
          </table:table-cell>
          <table:table-cell office:value-type="float" office:value="113286775.39" table:style-name="ce17">
            <text:p><text:s/>113.286.775,39<text:s/></text:p>
          </table:table-cell>
          <table:table-cell office:value-type="float" office:value="2061518359.5599999" table:style-name="ce17">
            <text:p><text:s/>2.061.518.359,56<text:s/></text:p>
          </table:table-cell>
          <table:table-cell office:value-type="float" office:value="8087890724.96" table:style-name="ce17">
            <text:p><text:s/>8.087.890.724,96<text:s/></text:p>
          </table:table-cell>
          <table:table-cell office:value-type="float" office:value="171543234.03" table:style-name="ce17">
            <text:p><text:s/>171.543.234,03<text:s/></text:p>
          </table:table-cell>
          <table:table-cell office:value-type="float" office:value="101986108.5" table:style-name="ce17">
            <text:p><text:s/>101.986.108,50<text:s/></text:p>
          </table:table-cell>
          <table:table-cell office:value-type="float" office:value="28839894.260000002" table:style-name="ce17">
            <text:p><text:s/>28.839.894,26<text:s/></text:p>
          </table:table-cell>
          <table:table-cell office:value-type="float" office:value="2248390625.7800002" table:style-name="ce17">
            <text:p><text:s/>2.248.390.625,78<text:s/></text:p>
          </table:table-cell>
          <table:table-cell office:value-type="float" office:value="1302866216.5999999" table:style-name="ce17">
            <text:p><text:s/>1.302.866.216,60<text:s/></text:p>
          </table:table-cell>
          <table:table-cell office:value-type="float" office:value="133241112.5" table:style-name="ce17">
            <text:p><text:s/>133.241.112,50<text:s/></text:p>
          </table:table-cell>
          <table:table-cell office:value-type="float" office:value="18621534506.720001" table:style-name="ce17">
            <text:p><text:s/>18.621.534.506,72<text:s/></text:p>
          </table:table-cell>
          <table:table-cell office:value-type="float" office:value="71242104.640000001" table:style-name="ce17">
            <text:p><text:s/>71.242.104,64<text:s/></text:p>
          </table:table-cell>
          <table:table-cell office:value-type="float" office:value="46637272938.549988" table:style-name="ce18">
            <text:p><text:s/>46.637.272.938,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2895071.32" table:style-name="ce17">
            <text:p><text:s/>12.895.071,32<text:s/></text:p>
          </table:table-cell>
          <table:table-cell office:value-type="float" office:value="74852358.799999997" table:style-name="ce17">
            <text:p><text:s/>74.852.358,80<text:s/></text:p>
          </table:table-cell>
          <table:table-cell office:value-type="float" office:value="52364473.229999997" table:style-name="ce17">
            <text:p><text:s/>52.364.473,23<text:s/></text:p>
          </table:table-cell>
          <table:table-cell office:value-type="float" office:value="10793707.59" table:style-name="ce17">
            <text:p><text:s/>10.793.707,59<text:s/></text:p>
          </table:table-cell>
          <table:table-cell office:value-type="float" office:value="273171141.37" table:style-name="ce17">
            <text:p><text:s/>273.171.141,37<text:s/></text:p>
          </table:table-cell>
          <table:table-cell office:value-type="float" office:value="207704711.15000001" table:style-name="ce17">
            <text:p><text:s/>207.704.711,15<text:s/></text:p>
          </table:table-cell>
          <table:table-cell office:value-type="float" office:value="293568324.38" table:style-name="ce17">
            <text:p><text:s/>293.568.324,38<text:s/></text:p>
          </table:table-cell>
          <table:table-cell office:value-type="float" office:value="177897441.93000001" table:style-name="ce17">
            <text:p><text:s/>177.897.441,93<text:s/></text:p>
          </table:table-cell>
          <table:table-cell office:value-type="float" office:value="365047697.42000002" table:style-name="ce17">
            <text:p><text:s/>365.047.697,42<text:s/></text:p>
          </table:table-cell>
          <table:table-cell office:value-type="float" office:value="66265196.049999997" table:style-name="ce17">
            <text:p><text:s/>66.265.196,05<text:s/></text:p>
          </table:table-cell>
          <table:table-cell office:value-type="float" office:value="1193447919.1900001" table:style-name="ce17">
            <text:p><text:s/>1.193.447.919,19<text:s/></text:p>
          </table:table-cell>
          <table:table-cell office:value-type="float" office:value="277092539.76999998" table:style-name="ce17">
            <text:p><text:s/>277.092.539,77<text:s/></text:p>
          </table:table-cell>
          <table:table-cell office:value-type="float" office:value="290586998.30000001" table:style-name="ce17">
            <text:p><text:s/>290.586.998,30<text:s/></text:p>
          </table:table-cell>
          <table:table-cell office:value-type="float" office:value="96922545.480000004" table:style-name="ce17">
            <text:p><text:s/>96.922.545,48<text:s/></text:p>
          </table:table-cell>
          <table:table-cell office:value-type="float" office:value="95797312.459999993" table:style-name="ce17">
            <text:p><text:s/>95.797.312,46<text:s/></text:p>
          </table:table-cell>
          <table:table-cell office:value-type="float" office:value="194509365.66" table:style-name="ce17">
            <text:p><text:s/>194.509.365,66<text:s/></text:p>
          </table:table-cell>
          <table:table-cell office:value-type="float" office:value="59317156.509999998" table:style-name="ce17">
            <text:p><text:s/>59.317.156,51<text:s/></text:p>
          </table:table-cell>
          <table:table-cell office:value-type="float" office:value="966305109.23000002" table:style-name="ce17">
            <text:p><text:s/>966.305.109,23<text:s/></text:p>
          </table:table-cell>
          <table:table-cell office:value-type="float" office:value="1185800473.9000001" table:style-name="ce17">
            <text:p><text:s/>1.185.800.473,90<text:s/></text:p>
          </table:table-cell>
          <table:table-cell office:value-type="float" office:value="82930314.579999998" table:style-name="ce17">
            <text:p><text:s/>82.930.314,58<text:s/></text:p>
          </table:table-cell>
          <table:table-cell office:value-type="float" office:value="52801011" table:style-name="ce17">
            <text:p><text:s/>52.801.011,00<text:s/></text:p>
          </table:table-cell>
          <table:table-cell office:value-type="float" office:value="12879218.25" table:style-name="ce17">
            <text:p><text:s/>12.879.218,25<text:s/></text:p>
          </table:table-cell>
          <table:table-cell office:value-type="float" office:value="967309634.40999997" table:style-name="ce17">
            <text:p><text:s/>967.309.634,41<text:s/></text:p>
          </table:table-cell>
          <table:table-cell office:value-type="float" office:value="464239011.02999997" table:style-name="ce17">
            <text:p><text:s/>464.239.011,03<text:s/></text:p>
          </table:table-cell>
          <table:table-cell office:value-type="float" office:value="72856654.969999999" table:style-name="ce17">
            <text:p><text:s/>72.856.654,97<text:s/></text:p>
          </table:table-cell>
          <table:table-cell office:value-type="float" office:value="4083826684.0300002" table:style-name="ce17">
            <text:p><text:s/>4.083.826.684,03<text:s/></text:p>
          </table:table-cell>
          <table:table-cell office:value-type="float" office:value="31952370.949999999" table:style-name="ce17">
            <text:p><text:s/>31.952.370,95<text:s/></text:p>
          </table:table-cell>
          <table:table-cell office:value-type="float" office:value="11663134442.960001" table:style-name="ce18">
            <text:p><text:s/>11.663.134.442,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505531.82" table:style-name="ce17">
            <text:p><text:s/>10.505.531,82<text:s/></text:p>
          </table:table-cell>
          <table:table-cell office:value-type="float" office:value="32303333.120000001" table:style-name="ce17">
            <text:p><text:s/>32.303.333,12<text:s/></text:p>
          </table:table-cell>
          <table:table-cell office:value-type="float" office:value="217630937.16999999" table:style-name="ce17">
            <text:p><text:s/>217.630.937,17<text:s/></text:p>
          </table:table-cell>
          <table:table-cell office:value-type="float" office:value="4762299.17" table:style-name="ce17">
            <text:p><text:s/>4.762.299,17<text:s/></text:p>
          </table:table-cell>
          <table:table-cell office:value-type="float" office:value="329632236.99000001" table:style-name="ce17">
            <text:p><text:s/>329.632.236,99<text:s/></text:p>
          </table:table-cell>
          <table:table-cell office:value-type="float" office:value="145538659.06" table:style-name="ce17">
            <text:p><text:s/>145.538.659,06<text:s/></text:p>
          </table:table-cell>
          <table:table-cell office:value-type="float" office:value="912494684.23000002" table:style-name="ce17">
            <text:p><text:s/>912.494.684,23<text:s/></text:p>
          </table:table-cell>
          <table:table-cell office:value-type="float" office:value="167068826.80000001" table:style-name="ce17">
            <text:p><text:s/>167.068.826,80<text:s/></text:p>
          </table:table-cell>
          <table:table-cell office:value-type="float" office:value="167433729.99000001" table:style-name="ce17">
            <text:p><text:s/>167.433.729,99<text:s/></text:p>
          </table:table-cell>
          <table:table-cell office:value-type="float" office:value="37831819.280000001" table:style-name="ce17">
            <text:p><text:s/>37.831.819,28<text:s/></text:p>
          </table:table-cell>
          <table:table-cell office:value-type="float" office:value="1145287473.1199999" table:style-name="ce17">
            <text:p><text:s/>1.145.287.473,12<text:s/></text:p>
          </table:table-cell>
          <table:table-cell office:value-type="float" office:value="130743378.22" table:style-name="ce17">
            <text:p><text:s/>130.743.378,22<text:s/></text:p>
          </table:table-cell>
          <table:table-cell office:value-type="float" office:value="148309435.22999999" table:style-name="ce17">
            <text:p><text:s/>148.309.435,23<text:s/></text:p>
          </table:table-cell>
          <table:table-cell office:value-type="float" office:value="176796423.58000001" table:style-name="ce17">
            <text:p><text:s/>176.796.423,58<text:s/></text:p>
          </table:table-cell>
          <table:table-cell office:value-type="float" office:value="37889338.719999999" table:style-name="ce17">
            <text:p><text:s/>37.889.338,72<text:s/></text:p>
          </table:table-cell>
          <table:table-cell office:value-type="float" office:value="171620888.19" table:style-name="ce17">
            <text:p><text:s/>171.620.888,19<text:s/></text:p>
          </table:table-cell>
          <table:table-cell office:value-type="float" office:value="22656329.690000001" table:style-name="ce17">
            <text:p><text:s/>22.656.329,69<text:s/></text:p>
          </table:table-cell>
          <table:table-cell office:value-type="float" office:value="584064459.60000002" table:style-name="ce17">
            <text:p><text:s/>584.064.459,60<text:s/></text:p>
          </table:table-cell>
          <table:table-cell office:value-type="float" office:value="3442729306.8600001" table:style-name="ce17">
            <text:p><text:s/>3.442.729.306,86<text:s/></text:p>
          </table:table-cell>
          <table:table-cell office:value-type="float" office:value="33402018.66" table:style-name="ce17">
            <text:p><text:s/>33.402.018,66<text:s/></text:p>
          </table:table-cell>
          <table:table-cell office:value-type="float" office:value="23990902.899999999" table:style-name="ce17">
            <text:p><text:s/>23.990.902,90<text:s/></text:p>
          </table:table-cell>
          <table:table-cell office:value-type="float" office:value="8115071.3899999997" table:style-name="ce17">
            <text:p><text:s/>8.115.071,39<text:s/></text:p>
          </table:table-cell>
          <table:table-cell office:value-type="float" office:value="670988658.49000001" table:style-name="ce17">
            <text:p><text:s/>670.988.658,49<text:s/></text:p>
          </table:table-cell>
          <table:table-cell office:value-type="float" office:value="490725923.88999999" table:style-name="ce17">
            <text:p><text:s/>490.725.923,89<text:s/></text:p>
          </table:table-cell>
          <table:table-cell office:value-type="float" office:value="25385863" table:style-name="ce17">
            <text:p><text:s/>25.385.863,00<text:s/></text:p>
          </table:table-cell>
          <table:table-cell office:value-type="float" office:value="5768295618.8999996" table:style-name="ce17">
            <text:p><text:s/>5.768.295.618,90<text:s/></text:p>
          </table:table-cell>
          <table:table-cell office:value-type="float" office:value="23437677.530000001" table:style-name="ce17">
            <text:p><text:s/>23.437.677,53<text:s/></text:p>
          </table:table-cell>
          <table:table-cell office:value-type="float" office:value="14929640825.6" table:style-name="ce18">
            <text:p><text:s/>14.929.640.825,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6996.5" table:style-name="ce17">
            <text:p><text:s/>6.996,50<text:s/></text:p>
          </table:table-cell>
          <table:table-cell office:value-type="float" office:value="1548.53" table:style-name="ce17">
            <text:p><text:s/>1.548,53<text:s/></text:p>
          </table:table-cell>
          <table:table-cell office:value-type="float" office:value="292139.53000000003" table:style-name="ce17">
            <text:p><text:s/>292.139,53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830837.16" table:style-name="ce17">
            <text:p><text:s/>1.830.837,16<text:s/></text:p>
          </table:table-cell>
          <table:table-cell office:value-type="float" office:value="24845615.780000001" table:style-name="ce17">
            <text:p><text:s/>24.845.615,78<text:s/></text:p>
          </table:table-cell>
          <table:table-cell office:value-type="float" office:value="578821864.17999995" table:style-name="ce17">
            <text:p><text:s/>578.821.864,18<text:s/></text:p>
          </table:table-cell>
          <table:table-cell office:value-type="float" office:value="7580563.9100000001" table:style-name="ce17">
            <text:p><text:s/>7.580.563,91<text:s/></text:p>
          </table:table-cell>
          <table:table-cell office:value-type="float" office:value="1203649.8600000001" table:style-name="ce17">
            <text:p><text:s/>1.203.649,86<text:s/></text:p>
          </table:table-cell>
          <table:table-cell office:value-type="float" office:value="6301.38" table:style-name="ce17">
            <text:p><text:s/>6.301,38<text:s/></text:p>
          </table:table-cell>
          <table:table-cell office:value-type="float" office:value="11302048.779999999" table:style-name="ce17">
            <text:p><text:s/>11.302.048,78<text:s/></text:p>
          </table:table-cell>
          <table:table-cell office:value-type="float" office:value="1392.36" table:style-name="ce17">
            <text:p><text:s/>1.392,36<text:s/></text:p>
          </table:table-cell>
          <table:table-cell office:value-type="float" office:value="134734.48000000001" table:style-name="ce17">
            <text:p><text:s/>134.734,48<text:s/></text:p>
          </table:table-cell>
          <table:table-cell office:value-type="float" office:value="81253507.870000005" table:style-name="ce17">
            <text:p><text:s/>81.253.507,87<text:s/></text:p>
          </table:table-cell>
          <table:table-cell office:value-type="float" office:value="1081.55" table:style-name="ce17">
            <text:p><text:s/>1.081,55<text:s/></text:p>
          </table:table-cell>
          <table:table-cell office:value-type="float" office:value="97600.58" table:style-name="ce17">
            <text:p><text:s/>97.600,58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3835904.130000001" table:style-name="ce17">
            <text:p><text:s/>13.835.904,13<text:s/></text:p>
          </table:table-cell>
          <table:table-cell office:value-type="float" office:value="331206806.88" table:style-name="ce17">
            <text:p><text:s/>331.206.806,88<text:s/></text:p>
          </table:table-cell>
          <table:table-cell office:value-type="float" office:value="3165.33" table:style-name="ce17">
            <text:p><text:s/>3.165,33<text:s/></text:p>
          </table:table-cell>
          <table:table-cell office:value-type="float" office:value="459559.33" table:style-name="ce17">
            <text:p><text:s/>459.559,33<text:s/></text:p>
          </table:table-cell>
          <table:table-cell office:value-type="float" office:value="659.08" table:style-name="ce17">
            <text:p><text:s/>659,08<text:s/></text:p>
          </table:table-cell>
          <table:table-cell office:value-type="float" office:value="38991365.840000004" table:style-name="ce17">
            <text:p><text:s/>38.991.365,84<text:s/></text:p>
          </table:table-cell>
          <table:table-cell office:value-type="float" office:value="4206934.88" table:style-name="ce17">
            <text:p><text:s/>4.206.934,88<text:s/></text:p>
          </table:table-cell>
          <table:table-cell office:value-type="float" office:value="482092.75" table:style-name="ce17">
            <text:p><text:s/>482.092,75<text:s/></text:p>
          </table:table-cell>
          <table:table-cell office:value-type="float" office:value="1256909252.78" table:style-name="ce17">
            <text:p><text:s/>1.256.909.252,78<text:s/></text:p>
          </table:table-cell>
          <table:table-cell office:value-type="float" office:value="58218.55" table:style-name="ce17">
            <text:p><text:s/>58.218,55<text:s/></text:p>
          </table:table-cell>
          <table:table-cell office:value-type="float" office:value="2353533842" table:style-name="ce18">
            <text:p><text:s/>2.353.533.842,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498535.32" table:style-name="ce17">
            <text:p><text:s/>10.498.535,32<text:s/></text:p>
          </table:table-cell>
          <table:table-cell office:value-type="float" office:value="32301784.590000004" table:style-name="ce17">
            <text:p><text:s/>32.301.784,59<text:s/></text:p>
          </table:table-cell>
          <table:table-cell office:value-type="float" office:value="217338797.63999999" table:style-name="ce17">
            <text:p><text:s/>217.338.797,64<text:s/></text:p>
          </table:table-cell>
          <table:table-cell office:value-type="float" office:value="4762299.17" table:style-name="ce17">
            <text:p><text:s/>4.762.299,17<text:s/></text:p>
          </table:table-cell>
          <table:table-cell office:value-type="float" office:value="327801399.82999998" table:style-name="ce17">
            <text:p><text:s/>327.801.399,83<text:s/></text:p>
          </table:table-cell>
          <table:table-cell office:value-type="float" office:value="120693043.28" table:style-name="ce17">
            <text:p><text:s/>120.693.043,28<text:s/></text:p>
          </table:table-cell>
          <table:table-cell office:value-type="float" office:value="333672820.05000001" table:style-name="ce17">
            <text:p><text:s/>333.672.820,05<text:s/></text:p>
          </table:table-cell>
          <table:table-cell office:value-type="float" office:value="159488262.89000002" table:style-name="ce17">
            <text:p><text:s/>159.488.262,89<text:s/></text:p>
          </table:table-cell>
          <table:table-cell office:value-type="float" office:value="166230080.13" table:style-name="ce17">
            <text:p><text:s/>166.230.080,13<text:s/></text:p>
          </table:table-cell>
          <table:table-cell office:value-type="float" office:value="37825517.899999999" table:style-name="ce17">
            <text:p><text:s/>37.825.517,90<text:s/></text:p>
          </table:table-cell>
          <table:table-cell office:value-type="float" office:value="1133985424.3399999" table:style-name="ce17">
            <text:p><text:s/>1.133.985.424,34<text:s/></text:p>
          </table:table-cell>
          <table:table-cell office:value-type="float" office:value="130741985.86" table:style-name="ce17">
            <text:p><text:s/>130.741.985,86<text:s/></text:p>
          </table:table-cell>
          <table:table-cell office:value-type="float" office:value="148174700.75" table:style-name="ce17">
            <text:p><text:s/>148.174.700,75<text:s/></text:p>
          </table:table-cell>
          <table:table-cell office:value-type="float" office:value="95542915.709999993" table:style-name="ce17">
            <text:p><text:s/>95.542.915,71<text:s/></text:p>
          </table:table-cell>
          <table:table-cell office:value-type="float" office:value="37888257.170000002" table:style-name="ce17">
            <text:p><text:s/>37.888.257,17<text:s/></text:p>
          </table:table-cell>
          <table:table-cell office:value-type="float" office:value="171523287.60999998" table:style-name="ce17">
            <text:p><text:s/>171.523.287,61<text:s/></text:p>
          </table:table-cell>
          <table:table-cell office:value-type="float" office:value="22656329.689999998" table:style-name="ce17">
            <text:p><text:s/>22.656.329,69<text:s/></text:p>
          </table:table-cell>
          <table:table-cell office:value-type="float" office:value="570228555.46999991" table:style-name="ce17">
            <text:p><text:s/>570.228.555,47<text:s/></text:p>
          </table:table-cell>
          <table:table-cell office:value-type="float" office:value="3111522499.98" table:style-name="ce17">
            <text:p><text:s/>3.111.522.499,98<text:s/></text:p>
          </table:table-cell>
          <table:table-cell office:value-type="float" office:value="33398853.330000002" table:style-name="ce17">
            <text:p><text:s/>33.398.853,33<text:s/></text:p>
          </table:table-cell>
          <table:table-cell office:value-type="float" office:value="23531343.57" table:style-name="ce17">
            <text:p><text:s/>23.531.343,57<text:s/></text:p>
          </table:table-cell>
          <table:table-cell office:value-type="float" office:value="8114412.3100000005" table:style-name="ce17">
            <text:p><text:s/>8.114.412,31<text:s/></text:p>
          </table:table-cell>
          <table:table-cell office:value-type="float" office:value="631997292.64999998" table:style-name="ce17">
            <text:p><text:s/>631.997.292,65<text:s/></text:p>
          </table:table-cell>
          <table:table-cell office:value-type="float" office:value="486518989.01000005" table:style-name="ce17">
            <text:p><text:s/>486.518.989,01<text:s/></text:p>
          </table:table-cell>
          <table:table-cell office:value-type="float" office:value="24903770.249999996" table:style-name="ce17">
            <text:p><text:s/>24.903.770,25<text:s/></text:p>
          </table:table-cell>
          <table:table-cell office:value-type="float" office:value="4511386366.1199999" table:style-name="ce17">
            <text:p><text:s/>4.511.386.366,12<text:s/></text:p>
          </table:table-cell>
          <table:table-cell office:value-type="float" office:value="23379458.98" table:style-name="ce17">
            <text:p><text:s/>23.379.458,98<text:s/></text:p>
          </table:table-cell>
          <table:table-cell office:value-type="float" office:value="12576106983.6" table:style-name="ce18">
            <text:p><text:s/>12.576.106.983,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751284.4299999997" table:style-name="ce17">
            <text:p><text:s/>9.751.284,43<text:s/></text:p>
          </table:table-cell>
          <table:table-cell office:value-type="float" office:value="37092001.780000001" table:style-name="ce17">
            <text:p><text:s/>37.092.001,78<text:s/></text:p>
          </table:table-cell>
          <table:table-cell office:value-type="float" office:value="140614215.87" table:style-name="ce17">
            <text:p><text:s/>140.614.215,87<text:s/></text:p>
          </table:table-cell>
          <table:table-cell office:value-type="float" office:value="5914545.1900000004" table:style-name="ce17">
            <text:p><text:s/>5.914.545,19<text:s/></text:p>
          </table:table-cell>
          <table:table-cell office:value-type="float" office:value="195983650.11000001" table:style-name="ce17">
            <text:p><text:s/>195.983.650,11<text:s/></text:p>
          </table:table-cell>
          <table:table-cell office:value-type="float" office:value="194936972.03999999" table:style-name="ce17">
            <text:p><text:s/>194.936.972,04<text:s/></text:p>
          </table:table-cell>
          <table:table-cell office:value-type="float" office:value="3749373852.5300002" table:style-name="ce17">
            <text:p><text:s/>3.749.373.852,53<text:s/></text:p>
          </table:table-cell>
          <table:table-cell office:value-type="float" office:value="135220917.5" table:style-name="ce17">
            <text:p><text:s/>135.220.917,50<text:s/></text:p>
          </table:table-cell>
          <table:table-cell office:value-type="float" office:value="171575858.28999999" table:style-name="ce17">
            <text:p><text:s/>171.575.858,29<text:s/></text:p>
          </table:table-cell>
          <table:table-cell office:value-type="float" office:value="49072591.280000001" table:style-name="ce17">
            <text:p><text:s/>49.072.591,28<text:s/></text:p>
          </table:table-cell>
          <table:table-cell office:value-type="float" office:value="960802454.58000004" table:style-name="ce17">
            <text:p><text:s/>960.802.454,58<text:s/></text:p>
          </table:table-cell>
          <table:table-cell office:value-type="float" office:value="66390563.130000003" table:style-name="ce17">
            <text:p><text:s/>66.390.563,13<text:s/></text:p>
          </table:table-cell>
          <table:table-cell office:value-type="float" office:value="107859188.29000001" table:style-name="ce17">
            <text:p><text:s/>107.859.188,29<text:s/></text:p>
          </table:table-cell>
          <table:table-cell office:value-type="float" office:value="98749107.769999996" table:style-name="ce17">
            <text:p><text:s/>98.749.107,77<text:s/></text:p>
          </table:table-cell>
          <table:table-cell office:value-type="float" office:value="63410212.469999999" table:style-name="ce17">
            <text:p><text:s/>63.410.212,47<text:s/></text:p>
          </table:table-cell>
          <table:table-cell office:value-type="float" office:value="189420061.56" table:style-name="ce17">
            <text:p><text:s/>189.420.061,56<text:s/></text:p>
          </table:table-cell>
          <table:table-cell office:value-type="float" office:value="31313289.190000001" table:style-name="ce17">
            <text:p><text:s/>31.313.289,19<text:s/></text:p>
          </table:table-cell>
          <table:table-cell office:value-type="float" office:value="511148790.73000002" table:style-name="ce17">
            <text:p><text:s/>511.148.790,73<text:s/></text:p>
          </table:table-cell>
          <table:table-cell office:value-type="float" office:value="3459360944.1999998" table:style-name="ce17">
            <text:p><text:s/>3.459.360.944,20<text:s/></text:p>
          </table:table-cell>
          <table:table-cell office:value-type="float" office:value="55210900.789999999" table:style-name="ce17">
            <text:p><text:s/>55.210.900,79<text:s/></text:p>
          </table:table-cell>
          <table:table-cell office:value-type="float" office:value="25194194.600000001" table:style-name="ce17">
            <text:p><text:s/>25.194.194,60<text:s/></text:p>
          </table:table-cell>
          <table:table-cell office:value-type="float" office:value="7845604.6200000001" table:style-name="ce17">
            <text:p><text:s/>7.845.604,62<text:s/></text:p>
          </table:table-cell>
          <table:table-cell office:value-type="float" office:value="610092332.88" table:style-name="ce17">
            <text:p><text:s/>610.092.332,88<text:s/></text:p>
          </table:table-cell>
          <table:table-cell office:value-type="float" office:value="347901281.68000001" table:style-name="ce17">
            <text:p><text:s/>347.901.281,68<text:s/></text:p>
          </table:table-cell>
          <table:table-cell office:value-type="float" office:value="34998594.530000001" table:style-name="ce17">
            <text:p><text:s/>34.998.594,53<text:s/></text:p>
          </table:table-cell>
          <table:table-cell office:value-type="float" office:value="8769412203.7900009" table:style-name="ce17">
            <text:p><text:s/>8.769.412.203,79<text:s/></text:p>
          </table:table-cell>
          <table:table-cell office:value-type="float" office:value="15852056.16" table:style-name="ce17">
            <text:p><text:s/>15.852.056,16<text:s/></text:p>
          </table:table-cell>
          <table:table-cell office:value-type="float" office:value="20044497669.990002" table:style-name="ce18">
            <text:p><text:s/>20.044.497.669,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337603.0499999998" table:style-name="ce17">
            <text:p><text:s/>8.337.603,05<text:s/></text:p>
          </table:table-cell>
          <table:table-cell office:value-type="float" office:value="33771596.039999999" table:style-name="ce17">
            <text:p><text:s/>33.771.596,04<text:s/></text:p>
          </table:table-cell>
          <table:table-cell office:value-type="float" office:value="78472105.609999999" table:style-name="ce17">
            <text:p><text:s/>78.472.105,61<text:s/></text:p>
          </table:table-cell>
          <table:table-cell office:value-type="float" office:value="5497313.6500000004" table:style-name="ce17">
            <text:p><text:s/>5.497.313,65<text:s/></text:p>
          </table:table-cell>
          <table:table-cell office:value-type="float" office:value="151498842.19999999" table:style-name="ce17">
            <text:p><text:s/>151.498.842,20<text:s/></text:p>
          </table:table-cell>
          <table:table-cell office:value-type="float" office:value="165586967.90000001" table:style-name="ce17">
            <text:p><text:s/>165.586.967,90<text:s/></text:p>
          </table:table-cell>
          <table:table-cell office:value-type="float" office:value="3175575208.71" table:style-name="ce17">
            <text:p><text:s/>3.175.575.208,71<text:s/></text:p>
          </table:table-cell>
          <table:table-cell office:value-type="float" office:value="100083472.42" table:style-name="ce17">
            <text:p><text:s/>100.083.472,42<text:s/></text:p>
          </table:table-cell>
          <table:table-cell office:value-type="float" office:value="139553318.59999999" table:style-name="ce17">
            <text:p><text:s/>139.553.318,60<text:s/></text:p>
          </table:table-cell>
          <table:table-cell office:value-type="float" office:value="44509916.670000002" table:style-name="ce17">
            <text:p><text:s/>44.509.916,67<text:s/></text:p>
          </table:table-cell>
          <table:table-cell office:value-type="float" office:value="661242950.41999996" table:style-name="ce17">
            <text:p><text:s/>661.242.950,42<text:s/></text:p>
          </table:table-cell>
          <table:table-cell office:value-type="float" office:value="56122471.490000002" table:style-name="ce17">
            <text:p><text:s/>56.122.471,49<text:s/></text:p>
          </table:table-cell>
          <table:table-cell office:value-type="float" office:value="91046808.879999995" table:style-name="ce17">
            <text:p><text:s/>91.046.808,88<text:s/></text:p>
          </table:table-cell>
          <table:table-cell office:value-type="float" office:value="84974885.239999995" table:style-name="ce17">
            <text:p><text:s/>84.974.885,24<text:s/></text:p>
          </table:table-cell>
          <table:table-cell office:value-type="float" office:value="59049552.350000001" table:style-name="ce17">
            <text:p><text:s/>59.049.552,35<text:s/></text:p>
          </table:table-cell>
          <table:table-cell office:value-type="float" office:value="161115780.69999999" table:style-name="ce17">
            <text:p><text:s/>161.115.780,70<text:s/></text:p>
          </table:table-cell>
          <table:table-cell office:value-type="float" office:value="28249744.02" table:style-name="ce17">
            <text:p><text:s/>28.249.744,02<text:s/></text:p>
          </table:table-cell>
          <table:table-cell office:value-type="float" office:value="397425992.43000001" table:style-name="ce17">
            <text:p><text:s/>397.425.992,43<text:s/></text:p>
          </table:table-cell>
          <table:table-cell office:value-type="float" office:value="1791120986.1300001" table:style-name="ce17">
            <text:p><text:s/>1.791.120.986,13<text:s/></text:p>
          </table:table-cell>
          <table:table-cell office:value-type="float" office:value="48673095.100000001" table:style-name="ce17">
            <text:p><text:s/>48.673.095,10<text:s/></text:p>
          </table:table-cell>
          <table:table-cell office:value-type="float" office:value="21675449.239999998" table:style-name="ce17">
            <text:p><text:s/>21.675.449,24<text:s/></text:p>
          </table:table-cell>
          <table:table-cell office:value-type="float" office:value="6454339.9900000002" table:style-name="ce17">
            <text:p><text:s/>6.454.339,99<text:s/></text:p>
          </table:table-cell>
          <table:table-cell office:value-type="float" office:value="464589176.31" table:style-name="ce17">
            <text:p><text:s/>464.589.176,31<text:s/></text:p>
          </table:table-cell>
          <table:table-cell office:value-type="float" office:value="266080450.36000001" table:style-name="ce17">
            <text:p><text:s/>266.080.450,36<text:s/></text:p>
          </table:table-cell>
          <table:table-cell office:value-type="float" office:value="28212011.68" table:style-name="ce17">
            <text:p><text:s/>28.212.011,68<text:s/></text:p>
          </table:table-cell>
          <table:table-cell office:value-type="float" office:value="4035340872.7800002" table:style-name="ce17">
            <text:p><text:s/>4.035.340.872,78<text:s/></text:p>
          </table:table-cell>
          <table:table-cell office:value-type="float" office:value="14604662.5" table:style-name="ce17">
            <text:p><text:s/>14.604.662,50<text:s/></text:p>
          </table:table-cell>
          <table:table-cell office:value-type="float" office:value="12118865574.470001" table:style-name="ce18">
            <text:p><text:s/>12.118.865.574,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477889.75" table:style-name="ce17">
            <text:p><text:s/>477.889,75<text:s/></text:p>
          </table:table-cell>
          <table:table-cell office:value-type="float" office:value="968860.18" table:style-name="ce17">
            <text:p><text:s/>968.860,18<text:s/></text:p>
          </table:table-cell>
          <table:table-cell office:value-type="float" office:value="7790043.5300000003" table:style-name="ce17">
            <text:p><text:s/>7.790.043,53<text:s/></text:p>
          </table:table-cell>
          <table:table-cell office:value-type="float" office:value="88897.63" table:style-name="ce17">
            <text:p><text:s/>88.897,63<text:s/></text:p>
          </table:table-cell>
          <table:table-cell office:value-type="float" office:value="13179262.82" table:style-name="ce17">
            <text:p><text:s/>13.179.262,82<text:s/></text:p>
          </table:table-cell>
          <table:table-cell office:value-type="float" office:value="11305593.369999999" table:style-name="ce17">
            <text:p><text:s/>11.305.593,37<text:s/></text:p>
          </table:table-cell>
          <table:table-cell office:value-type="float" office:value="260518794.94" table:style-name="ce17">
            <text:p><text:s/>260.518.794,94<text:s/></text:p>
          </table:table-cell>
          <table:table-cell office:value-type="float" office:value="12040397.26" table:style-name="ce17">
            <text:p><text:s/>12.040.397,26<text:s/></text:p>
          </table:table-cell>
          <table:table-cell office:value-type="float" office:value="7388322.3700000001" table:style-name="ce17">
            <text:p><text:s/>7.388.322,37<text:s/></text:p>
          </table:table-cell>
          <table:table-cell office:value-type="float" office:value="1643422.95" table:style-name="ce17">
            <text:p><text:s/>1.643.422,95<text:s/></text:p>
          </table:table-cell>
          <table:table-cell office:value-type="float" office:value="61842340.030000001" table:style-name="ce17">
            <text:p><text:s/>61.842.340,03<text:s/></text:p>
          </table:table-cell>
          <table:table-cell office:value-type="float" office:value="5626150.1299999999" table:style-name="ce17">
            <text:p><text:s/>5.626.150,13<text:s/></text:p>
          </table:table-cell>
          <table:table-cell office:value-type="float" office:value="7461598.0899999999" table:style-name="ce17">
            <text:p><text:s/>7.461.598,09<text:s/></text:p>
          </table:table-cell>
          <table:table-cell office:value-type="float" office:value="4802667.1399999997" table:style-name="ce17">
            <text:p><text:s/>4.802.667,14<text:s/></text:p>
          </table:table-cell>
          <table:table-cell office:value-type="float" office:value="2225853.33" table:style-name="ce17">
            <text:p><text:s/>2.225.853,33<text:s/></text:p>
          </table:table-cell>
          <table:table-cell office:value-type="float" office:value="11168562.27" table:style-name="ce17">
            <text:p><text:s/>11.168.562,27<text:s/></text:p>
          </table:table-cell>
          <table:table-cell office:value-type="float" office:value="746616.29" table:style-name="ce17">
            <text:p><text:s/>746.616,29<text:s/></text:p>
          </table:table-cell>
          <table:table-cell office:value-type="float" office:value="49116280.43" table:style-name="ce17">
            <text:p><text:s/>49.116.280,43<text:s/></text:p>
          </table:table-cell>
          <table:table-cell office:value-type="float" office:value="736373314.66999996" table:style-name="ce17">
            <text:p><text:s/>736.373.314,67<text:s/></text:p>
          </table:table-cell>
          <table:table-cell office:value-type="float" office:value="1833181.95" table:style-name="ce17">
            <text:p><text:s/>1.833.181,95<text:s/></text:p>
          </table:table-cell>
          <table:table-cell office:value-type="float" office:value="1981044.06" table:style-name="ce17">
            <text:p><text:s/>1.981.044,06<text:s/></text:p>
          </table:table-cell>
          <table:table-cell office:value-type="float" office:value="106604.7" table:style-name="ce17">
            <text:p><text:s/>106.604,70<text:s/></text:p>
          </table:table-cell>
          <table:table-cell office:value-type="float" office:value="70681522.629999995" table:style-name="ce17">
            <text:p><text:s/>70.681.522,63<text:s/></text:p>
          </table:table-cell>
          <table:table-cell office:value-type="float" office:value="33778277.039999999" table:style-name="ce17">
            <text:p><text:s/>33.778.277,04<text:s/></text:p>
          </table:table-cell>
          <table:table-cell office:value-type="float" office:value="2123899.41" table:style-name="ce17">
            <text:p><text:s/>2.123.899,41<text:s/></text:p>
          </table:table-cell>
          <table:table-cell office:value-type="float" office:value="1953122596.25" table:style-name="ce17">
            <text:p><text:s/>1.953.122.596,25<text:s/></text:p>
          </table:table-cell>
          <table:table-cell office:value-type="float" office:value="348595.7" table:style-name="ce17">
            <text:p><text:s/>348.595,70<text:s/></text:p>
          </table:table-cell>
          <table:table-cell office:value-type="float" office:value="3258740588.9200001" table:style-name="ce18">
            <text:p><text:s/>3.258.740.588,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95196.28" table:style-name="ce17">
            <text:p><text:s/>95.196,28<text:s/></text:p>
          </table:table-cell>
          <table:table-cell office:value-type="float" office:value="257877.34" table:style-name="ce17">
            <text:p><text:s/>257.877,34<text:s/></text:p>
          </table:table-cell>
          <table:table-cell office:value-type="float" office:value="48720897.799999997" table:style-name="ce17">
            <text:p><text:s/>48.720.897,80<text:s/></text:p>
          </table:table-cell>
          <table:table-cell office:value-type="float" office:value="149988.35" table:style-name="ce17">
            <text:p><text:s/>149.988,35<text:s/></text:p>
          </table:table-cell>
          <table:table-cell office:value-type="float" office:value="17412973.27" table:style-name="ce17">
            <text:p><text:s/>17.412.973,27<text:s/></text:p>
          </table:table-cell>
          <table:table-cell office:value-type="float" office:value="5755245.6799999997" table:style-name="ce17">
            <text:p><text:s/>5.755.245,68<text:s/></text:p>
          </table:table-cell>
          <table:table-cell office:value-type="float" office:value="152844613.81999999" table:style-name="ce17">
            <text:p><text:s/>152.844.613,82<text:s/></text:p>
          </table:table-cell>
          <table:table-cell office:value-type="float" office:value="12229613" table:style-name="ce17">
            <text:p><text:s/>12.229.613,00<text:s/></text:p>
          </table:table-cell>
          <table:table-cell office:value-type="float" office:value="14898096.98" table:style-name="ce17">
            <text:p><text:s/>14.898.096,98<text:s/></text:p>
          </table:table-cell>
          <table:table-cell office:value-type="float" office:value="352684.25" table:style-name="ce17">
            <text:p><text:s/>352.684,25<text:s/></text:p>
          </table:table-cell>
          <table:table-cell office:value-type="float" office:value="191868735.71000001" table:style-name="ce17">
            <text:p><text:s/>191.868.735,71<text:s/></text:p>
          </table:table-cell>
          <table:table-cell office:value-type="float" office:value="871379.82" table:style-name="ce17">
            <text:p><text:s/>871.379,82<text:s/></text:p>
          </table:table-cell>
          <table:table-cell office:value-type="float" office:value="4289639.55" table:style-name="ce17">
            <text:p><text:s/>4.289.639,55<text:s/></text:p>
          </table:table-cell>
          <table:table-cell office:value-type="float" office:value="4258453.6900000004" table:style-name="ce17">
            <text:p><text:s/>4.258.453,69<text:s/></text:p>
          </table:table-cell>
          <table:table-cell office:value-type="float" office:value="173122.9" table:style-name="ce17">
            <text:p><text:s/>173.122,90<text:s/></text:p>
          </table:table-cell>
          <table:table-cell office:value-type="float" office:value="6627869.9900000002" table:style-name="ce17">
            <text:p><text:s/>6.627.869,99<text:s/></text:p>
          </table:table-cell>
          <table:table-cell office:value-type="float" office:value="158678.35" table:style-name="ce17">
            <text:p><text:s/>158.678,35<text:s/></text:p>
          </table:table-cell>
          <table:table-cell office:value-type="float" office:value="35623822.649999999" table:style-name="ce17">
            <text:p><text:s/>35.623.822,65<text:s/></text:p>
          </table:table-cell>
          <table:table-cell office:value-type="float" office:value="805648110.79999995" table:style-name="ce17">
            <text:p><text:s/>805.648.110,80<text:s/></text:p>
          </table:table-cell>
          <table:table-cell office:value-type="float" office:value="2372441.09" table:style-name="ce17">
            <text:p><text:s/>2.372.441,09<text:s/></text:p>
          </table:table-cell>
          <table:table-cell office:value-type="float" office:value="188242.64" table:style-name="ce17">
            <text:p><text:s/>188.242,64<text:s/></text:p>
          </table:table-cell>
          <table:table-cell office:value-type="float" office:value="46656.34" table:style-name="ce17">
            <text:p><text:s/>46.656,34<text:s/></text:p>
          </table:table-cell>
          <table:table-cell office:value-type="float" office:value="37316383.380000003" table:style-name="ce17">
            <text:p><text:s/>37.316.383,38<text:s/></text:p>
          </table:table-cell>
          <table:table-cell office:value-type="float" office:value="26365077.98" table:style-name="ce17">
            <text:p><text:s/>26.365.077,98<text:s/></text:p>
          </table:table-cell>
          <table:table-cell office:value-type="float" office:value="2256824.94" table:style-name="ce17">
            <text:p><text:s/>2.256.824,94<text:s/></text:p>
          </table:table-cell>
          <table:table-cell office:value-type="float" office:value="2068743753.5" table:style-name="ce17">
            <text:p><text:s/>2.068.743.753,50<text:s/></text:p>
          </table:table-cell>
          <table:table-cell office:value-type="float" office:value="89349.2" table:style-name="ce17">
            <text:p><text:s/>89.349,20<text:s/></text:p>
          </table:table-cell>
          <table:table-cell office:value-type="float" office:value="3439615729.3000002" table:style-name="ce18">
            <text:p><text:s/>3.439.615.729,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40595.35" table:style-name="ce17">
            <text:p><text:s/>840.595,35<text:s/></text:p>
          </table:table-cell>
          <table:table-cell office:value-type="float" office:value="2093668.22" table:style-name="ce17">
            <text:p><text:s/>2.093.668,22<text:s/></text:p>
          </table:table-cell>
          <table:table-cell office:value-type="float" office:value="5631168.9299999997" table:style-name="ce17">
            <text:p><text:s/>5.631.168,93<text:s/></text:p>
          </table:table-cell>
          <table:table-cell office:value-type="float" office:value="178345.56" table:style-name="ce17">
            <text:p><text:s/>178.345,56<text:s/></text:p>
          </table:table-cell>
          <table:table-cell office:value-type="float" office:value="13892571.82" table:style-name="ce17">
            <text:p><text:s/>13.892.571,82<text:s/></text:p>
          </table:table-cell>
          <table:table-cell office:value-type="float" office:value="12289165.09" table:style-name="ce17">
            <text:p><text:s/>12.289.165,09<text:s/></text:p>
          </table:table-cell>
          <table:table-cell office:value-type="float" office:value="160435235.05999997" table:style-name="ce17">
            <text:p><text:s/>160.435.235,06<text:s/></text:p>
          </table:table-cell>
          <table:table-cell office:value-type="float" office:value="10867434.82" table:style-name="ce17">
            <text:p><text:s/>10.867.434,82<text:s/></text:p>
          </table:table-cell>
          <table:table-cell office:value-type="float" office:value="9736120.3399999999" table:style-name="ce17">
            <text:p><text:s/>9.736.120,34<text:s/></text:p>
          </table:table-cell>
          <table:table-cell office:value-type="float" office:value="2566567.4099999997" table:style-name="ce17">
            <text:p><text:s/>2.566.567,41<text:s/></text:p>
          </table:table-cell>
          <table:table-cell office:value-type="float" office:value="45848428.420000002" table:style-name="ce17">
            <text:p><text:s/>45.848.428,42<text:s/></text:p>
          </table:table-cell>
          <table:table-cell office:value-type="float" office:value="3770561.69" table:style-name="ce17">
            <text:p><text:s/>3.770.561,69<text:s/></text:p>
          </table:table-cell>
          <table:table-cell office:value-type="float" office:value="5061141.7699999996" table:style-name="ce17">
            <text:p><text:s/>5.061.141,77<text:s/></text:p>
          </table:table-cell>
          <table:table-cell office:value-type="float" office:value="4713101.7" table:style-name="ce17">
            <text:p><text:s/>4.713.101,70<text:s/></text:p>
          </table:table-cell>
          <table:table-cell office:value-type="float" office:value="1961683.89" table:style-name="ce17">
            <text:p><text:s/>1.961.683,89<text:s/></text:p>
          </table:table-cell>
          <table:table-cell office:value-type="float" office:value="10507848.6" table:style-name="ce17">
            <text:p><text:s/>10.507.848,60<text:s/></text:p>
          </table:table-cell>
          <table:table-cell office:value-type="float" office:value="2158250.5300000003" table:style-name="ce17">
            <text:p><text:s/>2.158.250,53<text:s/></text:p>
          </table:table-cell>
          <table:table-cell office:value-type="float" office:value="28982695.219999999" table:style-name="ce17">
            <text:p><text:s/>28.982.695,22<text:s/></text:p>
          </table:table-cell>
          <table:table-cell office:value-type="float" office:value="126218532.59999999" table:style-name="ce17">
            <text:p><text:s/>126.218.532,60<text:s/></text:p>
          </table:table-cell>
          <table:table-cell office:value-type="float" office:value="2332182.65" table:style-name="ce17">
            <text:p><text:s/>2.332.182,65<text:s/></text:p>
          </table:table-cell>
          <table:table-cell office:value-type="float" office:value="1349458.66" table:style-name="ce17">
            <text:p><text:s/>1.349.458,66<text:s/></text:p>
          </table:table-cell>
          <table:table-cell office:value-type="float" office:value="1238003.5899999999" table:style-name="ce17">
            <text:p><text:s/>1.238.003,59<text:s/></text:p>
          </table:table-cell>
          <table:table-cell office:value-type="float" office:value="37505250.560000002" table:style-name="ce17">
            <text:p><text:s/>37.505.250,56<text:s/></text:p>
          </table:table-cell>
          <table:table-cell office:value-type="float" office:value="21677476.300000001" table:style-name="ce17">
            <text:p><text:s/>21.677.476,30<text:s/></text:p>
          </table:table-cell>
          <table:table-cell office:value-type="float" office:value="2405858.5" table:style-name="ce17">
            <text:p><text:s/>2.405.858,50<text:s/></text:p>
          </table:table-cell>
          <table:table-cell office:value-type="float" office:value="712204981.25999999" table:style-name="ce17">
            <text:p><text:s/>712.204.981,26<text:s/></text:p>
          </table:table-cell>
          <table:table-cell office:value-type="float" office:value="809448.76" table:style-name="ce17">
            <text:p><text:s/>809.448,76<text:s/></text:p>
          </table:table-cell>
          <table:table-cell office:value-type="float" office:value="1227275777.3" table:style-name="ce18">
            <text:p><text:s/>1.227.275.777,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73994.95" table:style-name="ce17">
            <text:p><text:s/>473.994,95<text:s/></text:p>
          </table:table-cell>
          <table:table-cell office:value-type="float" office:value="1047785.56" table:style-name="ce17">
            <text:p><text:s/>1.047.785,56<text:s/></text:p>
          </table:table-cell>
          <table:table-cell office:value-type="float" office:value="3976574.74" table:style-name="ce17">
            <text:p><text:s/>3.976.574,74<text:s/></text:p>
          </table:table-cell>
          <table:table-cell office:value-type="float" office:value="59511.64" table:style-name="ce17">
            <text:p><text:s/>59.511,64<text:s/></text:p>
          </table:table-cell>
          <table:table-cell office:value-type="float" office:value="7182940.9199999999" table:style-name="ce17">
            <text:p><text:s/>7.182.940,92<text:s/></text:p>
          </table:table-cell>
          <table:table-cell office:value-type="float" office:value="4384924.7300000004" table:style-name="ce17">
            <text:p><text:s/>4.384.924,73<text:s/></text:p>
          </table:table-cell>
          <table:table-cell office:value-type="float" office:value="623331980.76999998" table:style-name="ce17">
            <text:p><text:s/>623.331.980,77<text:s/></text:p>
          </table:table-cell>
          <table:table-cell office:value-type="float" office:value="16900093.66" table:style-name="ce17">
            <text:p><text:s/>16.900.093,66<text:s/></text:p>
          </table:table-cell>
          <table:table-cell office:value-type="float" office:value="16094725.279999999" table:style-name="ce17">
            <text:p><text:s/>16.094.725,28<text:s/></text:p>
          </table:table-cell>
          <table:table-cell office:value-type="float" office:value="595798.92000000004" table:style-name="ce17">
            <text:p><text:s/>595.798,92<text:s/></text:p>
          </table:table-cell>
          <table:table-cell office:value-type="float" office:value="103115251.05" table:style-name="ce17">
            <text:p><text:s/>103.115.251,05<text:s/></text:p>
          </table:table-cell>
          <table:table-cell office:value-type="float" office:value="9340447.7799999993" table:style-name="ce17">
            <text:p><text:s/>9.340.447,78<text:s/></text:p>
          </table:table-cell>
          <table:table-cell office:value-type="float" office:value="36846380.57" table:style-name="ce17">
            <text:p><text:s/>36.846.380,57<text:s/></text:p>
          </table:table-cell>
          <table:table-cell office:value-type="float" office:value="27021997.879999999" table:style-name="ce17">
            <text:p><text:s/>27.021.997,88<text:s/></text:p>
          </table:table-cell>
          <table:table-cell office:value-type="float" office:value="3457616.41" table:style-name="ce17">
            <text:p><text:s/>3.457.616,41<text:s/></text:p>
          </table:table-cell>
          <table:table-cell office:value-type="float" office:value="3939444.89" table:style-name="ce17">
            <text:p><text:s/>3.939.444,89<text:s/></text:p>
          </table:table-cell>
          <table:table-cell office:value-type="float" office:value="422276.33" table:style-name="ce17">
            <text:p><text:s/>422.276,33<text:s/></text:p>
          </table:table-cell>
          <table:table-cell office:value-type="float" office:value="88558853.129999995" table:style-name="ce17">
            <text:p><text:s/>88.558.853,13<text:s/></text:p>
          </table:table-cell>
          <table:table-cell office:value-type="float" office:value="153234749.41999999" table:style-name="ce17">
            <text:p><text:s/>153.234.749,42<text:s/></text:p>
          </table:table-cell>
          <table:table-cell office:value-type="float" office:value="1417118.79" table:style-name="ce17">
            <text:p><text:s/>1.417.118,79<text:s/></text:p>
          </table:table-cell>
          <table:table-cell office:value-type="float" office:value="11308806.17" table:style-name="ce17">
            <text:p><text:s/>11.308.806,17<text:s/></text:p>
          </table:table-cell>
          <table:table-cell office:value-type="float" office:value="52024.56" table:style-name="ce17">
            <text:p><text:s/>52.024,56<text:s/></text:p>
          </table:table-cell>
          <table:table-cell office:value-type="float" office:value="139422316.13" table:style-name="ce17">
            <text:p><text:s/>139.422.316,13<text:s/></text:p>
          </table:table-cell>
          <table:table-cell office:value-type="float" office:value="49400193.57" table:style-name="ce17">
            <text:p><text:s/>49.400.193,57<text:s/></text:p>
          </table:table-cell>
          <table:table-cell office:value-type="float" office:value="3719901.4" table:style-name="ce17">
            <text:p><text:s/>3.719.901,40<text:s/></text:p>
          </table:table-cell>
          <table:table-cell office:value-type="float" office:value="2615993757.1900001" table:style-name="ce17">
            <text:p><text:s/>2.615.993.757,19<text:s/></text:p>
          </table:table-cell>
          <table:table-cell office:value-type="float" office:value="799040.13" table:style-name="ce17">
            <text:p><text:s/>799.040,13<text:s/></text:p>
          </table:table-cell>
          <table:table-cell office:value-type="float" office:value="3922098506.5699997" table:style-name="ce18">
            <text:p><text:s/>3.922.098.506,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2302.71" table:style-name="ce17">
            <text:p><text:s/>32.302,71<text:s/></text:p>
          </table:table-cell>
          <table:table-cell office:value-type="float" office:value="191522.61" table:style-name="ce17">
            <text:p><text:s/>191.522,61<text:s/></text:p>
          </table:table-cell>
          <table:table-cell office:value-type="float" office:value="111785.79" table:style-name="ce17">
            <text:p><text:s/>111.785,79<text:s/></text:p>
          </table:table-cell>
          <table:table-cell office:value-type="float" office:value="10891.58" table:style-name="ce17">
            <text:p><text:s/>10.891,58<text:s/></text:p>
          </table:table-cell>
          <table:table-cell office:value-type="float" office:value="1741408.95" table:style-name="ce17">
            <text:p><text:s/>1.741.408,95<text:s/></text:p>
          </table:table-cell>
          <table:table-cell office:value-type="float" office:value="137708.62" table:style-name="ce17">
            <text:p><text:s/>137.708,62<text:s/></text:p>
          </table:table-cell>
          <table:table-cell office:value-type="float" office:value="94441.01999999999" table:style-name="ce17">
            <text:p><text:s/>94.441,02<text:s/></text:p>
          </table:table-cell>
          <table:table-cell office:value-type="float" office:value="89898.9" table:style-name="ce17">
            <text:p><text:s/>89.898,90<text:s/></text:p>
          </table:table-cell>
          <table:table-cell office:value-type="float" office:value="3607748.69" table:style-name="ce17">
            <text:p><text:s/>3.607.748,69<text:s/></text:p>
          </table:table-cell>
          <table:table-cell office:value-type="float" office:value="439178.59" table:style-name="ce17">
            <text:p><text:s/>439.178,59<text:s/></text:p>
          </table:table-cell>
          <table:table-cell office:value-type="float" office:value="2401959.83" table:style-name="ce17">
            <text:p><text:s/>2.401.959,83<text:s/></text:p>
          </table:table-cell>
          <table:table-cell office:value-type="float" office:value="4348559.55" table:style-name="ce17">
            <text:p><text:s/>4.348.559,55<text:s/></text:p>
          </table:table-cell>
          <table:table-cell office:value-type="float" office:value="4659509.03" table:style-name="ce17">
            <text:p><text:s/>4.659.509,03<text:s/></text:p>
          </table:table-cell>
          <table:table-cell office:value-type="float" office:value="472868.38" table:style-name="ce17">
            <text:p><text:s/>472.868,38<text:s/></text:p>
          </table:table-cell>
          <table:table-cell office:value-type="float" office:value="171190.24" table:style-name="ce17">
            <text:p><text:s/>171.190,24<text:s/></text:p>
          </table:table-cell>
          <table:table-cell office:value-type="float" office:value="445782.6" table:style-name="ce17">
            <text:p><text:s/>445.782,60<text:s/></text:p>
          </table:table-cell>
          <table:table-cell office:value-type="float" office:value="707047.8" table:style-name="ce17">
            <text:p><text:s/>707.047,80<text:s/></text:p>
          </table:table-cell>
          <table:table-cell office:value-type="float" office:value="3551949.24" table:style-name="ce17">
            <text:p><text:s/>3.551.949,24<text:s/></text:p>
          </table:table-cell>
          <table:table-cell office:value-type="float" office:value="302005.21999999997" table:style-name="ce17">
            <text:p><text:s/>302.005,22<text:s/></text:p>
          </table:table-cell>
          <table:table-cell office:value-type="float" office:value="54459" table:style-name="ce17">
            <text:p><text:s/>54.459,00<text:s/></text:p>
          </table:table-cell>
          <table:table-cell office:value-type="float" office:value="205711.69" table:style-name="ce17">
            <text:p><text:s/>205.711,69<text:s/></text:p>
          </table:table-cell>
          <table:table-cell office:value-type="float" office:value="148248.76999999999" table:style-name="ce17">
            <text:p><text:s/>148.248,77<text:s/></text:p>
          </table:table-cell>
          <table:table-cell office:value-type="float" office:value="2185619.21" table:style-name="ce17">
            <text:p><text:s/>2.185.619,21<text:s/></text:p>
          </table:table-cell>
          <table:table-cell office:value-type="float" office:value="678796.75" table:style-name="ce17">
            <text:p><text:s/>678.796,75<text:s/></text:p>
          </table:table-cell>
          <table:table-cell office:value-type="float" office:value="41736.93" table:style-name="ce17">
            <text:p><text:s/>41.736,93<text:s/></text:p>
          </table:table-cell>
          <table:table-cell office:value-type="float" office:value="5033079.9000000004" table:style-name="ce17">
            <text:p><text:s/>5.033.079,90<text:s/></text:p>
          </table:table-cell>
          <table:table-cell office:value-type="float" office:value="982400.51" table:style-name="ce17">
            <text:p><text:s/>982.400,51<text:s/></text:p>
          </table:table-cell>
          <table:table-cell office:value-type="float" office:value="32847812.110000003" table:style-name="ce18">
            <text:p><text:s/>32.847.812,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3841610.59" table:style-name="ce17">
            <text:p><text:s/>13.841.610,59<text:s/></text:p>
          </table:table-cell>
          <table:table-cell office:value-type="float" office:value="54573137.979999997" table:style-name="ce17">
            <text:p><text:s/>54.573.137,98<text:s/></text:p>
          </table:table-cell>
          <table:table-cell office:value-type="float" office:value="388234196.48000002" table:style-name="ce17">
            <text:p><text:s/>388.234.196,48<text:s/></text:p>
          </table:table-cell>
          <table:table-cell office:value-type="float" office:value="7499456.0899999999" table:style-name="ce17">
            <text:p><text:s/>7.499.456,09<text:s/></text:p>
          </table:table-cell>
          <table:table-cell office:value-type="float" office:value="466062451.70999998" table:style-name="ce17">
            <text:p><text:s/>466.062.451,71<text:s/></text:p>
          </table:table-cell>
          <table:table-cell office:value-type="float" office:value="357890057.12" table:style-name="ce17">
            <text:p><text:s/>357.890.057,12<text:s/></text:p>
          </table:table-cell>
          <table:table-cell office:value-type="float" office:value="799051351.50999999" table:style-name="ce17">
            <text:p><text:s/>799.051.351,51<text:s/></text:p>
          </table:table-cell>
          <table:table-cell office:value-type="float" office:value="542212306.58000004" table:style-name="ce17">
            <text:p><text:s/>542.212.306,58<text:s/></text:p>
          </table:table-cell>
          <table:table-cell office:value-type="float" office:value="285222038.33999997" table:style-name="ce17">
            <text:p><text:s/>285.222.038,34<text:s/></text:p>
          </table:table-cell>
          <table:table-cell office:value-type="float" office:value="212564552.63999999" table:style-name="ce17">
            <text:p><text:s/>212.564.552,64<text:s/></text:p>
          </table:table-cell>
          <table:table-cell office:value-type="float" office:value="1148356082.72" table:style-name="ce17">
            <text:p><text:s/>1.148.356.082,72<text:s/></text:p>
          </table:table-cell>
          <table:table-cell office:value-type="float" office:value="114692971.41" table:style-name="ce17">
            <text:p><text:s/>114.692.971,41<text:s/></text:p>
          </table:table-cell>
          <table:table-cell office:value-type="float" office:value="172110512.91" table:style-name="ce17">
            <text:p><text:s/>172.110.512,91<text:s/></text:p>
          </table:table-cell>
          <table:table-cell office:value-type="float" office:value="178641348.53" table:style-name="ce17">
            <text:p><text:s/>178.641.348,53<text:s/></text:p>
          </table:table-cell>
          <table:table-cell office:value-type="float" office:value="71783680.989999995" table:style-name="ce17">
            <text:p><text:s/>71.783.680,99<text:s/></text:p>
          </table:table-cell>
          <table:table-cell office:value-type="float" office:value="537313327.04999995" table:style-name="ce17">
            <text:p><text:s/>537.313.327,05<text:s/></text:p>
          </table:table-cell>
          <table:table-cell office:value-type="float" office:value="40643406.159999996" table:style-name="ce17">
            <text:p><text:s/>40.643.406,16<text:s/></text:p>
          </table:table-cell>
          <table:table-cell office:value-type="float" office:value="1270915131.51" table:style-name="ce17">
            <text:p><text:s/>1.270.915.131,51<text:s/></text:p>
          </table:table-cell>
          <table:table-cell office:value-type="float" office:value="2352002638.6900001" table:style-name="ce17">
            <text:p><text:s/>2.352.002.638,69<text:s/></text:p>
          </table:table-cell>
          <table:table-cell office:value-type="float" office:value="71985586.560000002" table:style-name="ce17">
            <text:p><text:s/>71.985.586,56<text:s/></text:p>
          </table:table-cell>
          <table:table-cell office:value-type="float" office:value="42114855.399999999" table:style-name="ce17">
            <text:p><text:s/>42.114.855,40<text:s/></text:p>
          </table:table-cell>
          <table:table-cell office:value-type="float" office:value="9435067.0299999993" table:style-name="ce17">
            <text:p><text:s/>9.435.067,03<text:s/></text:p>
          </table:table-cell>
          <table:table-cell office:value-type="float" office:value="999881607.15999997" table:style-name="ce17">
            <text:p><text:s/>999.881.607,16<text:s/></text:p>
          </table:table-cell>
          <table:table-cell office:value-type="float" office:value="1670902549.8199999" table:style-name="ce17">
            <text:p><text:s/>1.670.902.549,82<text:s/></text:p>
          </table:table-cell>
          <table:table-cell office:value-type="float" office:value="54305981.240000002" table:style-name="ce17">
            <text:p><text:s/>54.305.981,24<text:s/></text:p>
          </table:table-cell>
          <table:table-cell office:value-type="float" office:value="9575070577.6100006" table:style-name="ce17">
            <text:p><text:s/>9.575.070.577,61<text:s/></text:p>
          </table:table-cell>
          <table:table-cell office:value-type="float" office:value="27573338" table:style-name="ce17">
            <text:p><text:s/>27.573.338,00<text:s/></text:p>
          </table:table-cell>
          <table:table-cell office:value-type="float" office:value="21464879821.830002" table:style-name="ce18">
            <text:p><text:s/>21.464.879.821,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6839.810000000001" table:style-name="ce17">
            <text:p><text:s/>16.839,81<text:s/></text:p>
          </table:table-cell>
          <table:table-cell office:value-type="float" office:value="30525.55" table:style-name="ce17">
            <text:p><text:s/>30.525,55<text:s/></text:p>
          </table:table-cell>
          <table:table-cell office:value-type="float" office:value="249766.45" table:style-name="ce17">
            <text:p><text:s/>249.766,45<text:s/></text:p>
          </table:table-cell>
          <table:table-cell office:value-type="float" office:value="5352.52" table:style-name="ce17">
            <text:p><text:s/>5.352,52<text:s/></text:p>
          </table:table-cell>
          <table:table-cell office:value-type="float" office:value="1965677.57" table:style-name="ce17">
            <text:p><text:s/>1.965.677,57<text:s/></text:p>
          </table:table-cell>
          <table:table-cell office:value-type="float" office:value="24991774.350000001" table:style-name="ce17">
            <text:p><text:s/>24.991.774,35<text:s/></text:p>
          </table:table-cell>
          <table:table-cell office:value-type="float" office:value="291870909.06" table:style-name="ce17">
            <text:p><text:s/>291.870.909,06<text:s/></text:p>
          </table:table-cell>
          <table:table-cell office:value-type="float" office:value="5362945.37" table:style-name="ce17">
            <text:p><text:s/>5.362.945,37<text:s/></text:p>
          </table:table-cell>
          <table:table-cell office:value-type="float" office:value="446354.95" table:style-name="ce17">
            <text:p><text:s/>446.354,95<text:s/></text:p>
          </table:table-cell>
          <table:table-cell office:value-type="float" office:value="71147.16" table:style-name="ce17">
            <text:p><text:s/>71.147,16<text:s/></text:p>
          </table:table-cell>
          <table:table-cell office:value-type="float" office:value="37119500.640000001" table:style-name="ce17">
            <text:p><text:s/>37.119.500,64<text:s/></text:p>
          </table:table-cell>
          <table:table-cell office:value-type="float" office:value="10894.93" table:style-name="ce17">
            <text:p><text:s/>10.894,93<text:s/></text:p>
          </table:table-cell>
          <table:table-cell office:value-type="float" office:value="301448.76" table:style-name="ce17">
            <text:p><text:s/>301.448,76<text:s/></text:p>
          </table:table-cell>
          <table:table-cell office:value-type="float" office:value="18495998.149999999" table:style-name="ce17">
            <text:p><text:s/>18.495.998,15<text:s/></text:p>
          </table:table-cell>
          <table:table-cell office:value-type="float" office:value="24602.63" table:style-name="ce17">
            <text:p><text:s/>24.602,63<text:s/></text:p>
          </table:table-cell>
          <table:table-cell office:value-type="float" office:value="1295968" table:style-name="ce17">
            <text:p><text:s/>1.295.968,00<text:s/></text:p>
          </table:table-cell>
          <table:table-cell office:value-type="float" office:value="34624.17" table:style-name="ce17">
            <text:p><text:s/>34.624,17<text:s/></text:p>
          </table:table-cell>
          <table:table-cell office:value-type="float" office:value="12257715.050000001" table:style-name="ce17">
            <text:p><text:s/>12.257.715,05<text:s/></text:p>
          </table:table-cell>
          <table:table-cell office:value-type="float" office:value="266983174.63" table:style-name="ce17">
            <text:p><text:s/>266.983.174,63<text:s/></text:p>
          </table:table-cell>
          <table:table-cell office:value-type="float" office:value="95557.01" table:style-name="ce17">
            <text:p><text:s/>95.557,01<text:s/></text:p>
          </table:table-cell>
          <table:table-cell office:value-type="float" office:value="434328.54" table:style-name="ce17">
            <text:p><text:s/>434.328,54<text:s/></text:p>
          </table:table-cell>
          <table:table-cell office:value-type="float" office:value="2191.69" table:style-name="ce17">
            <text:p><text:s/>2.191,69<text:s/></text:p>
          </table:table-cell>
          <table:table-cell office:value-type="float" office:value="48932907.780000001" table:style-name="ce17">
            <text:p><text:s/>48.932.907,78<text:s/></text:p>
          </table:table-cell>
          <table:table-cell office:value-type="float" office:value="1818764.3" table:style-name="ce17">
            <text:p><text:s/>1.818.764,30<text:s/></text:p>
          </table:table-cell>
          <table:table-cell office:value-type="float" office:value="1806175.73" table:style-name="ce17">
            <text:p><text:s/>1.806.175,73<text:s/></text:p>
          </table:table-cell>
          <table:table-cell office:value-type="float" office:value="1217934199.96" table:style-name="ce17">
            <text:p><text:s/>1.217.934.199,96<text:s/></text:p>
          </table:table-cell>
          <table:table-cell office:value-type="float" office:value="40970.82" table:style-name="ce17">
            <text:p><text:s/>40.970,82<text:s/></text:p>
          </table:table-cell>
          <table:table-cell office:value-type="float" office:value="1932600315.5799999" table:style-name="ce18">
            <text:p><text:s/>1.932.600.315,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3824770.780000001" table:style-name="ce17">
            <text:p><text:s/>13.824.770,78<text:s/></text:p>
          </table:table-cell>
          <table:table-cell office:value-type="float" office:value="54542612.430000007" table:style-name="ce17">
            <text:p><text:s/>54.542.612,43<text:s/></text:p>
          </table:table-cell>
          <table:table-cell office:value-type="float" office:value="387984430.02999997" table:style-name="ce17">
            <text:p><text:s/>387.984.430,03<text:s/></text:p>
          </table:table-cell>
          <table:table-cell office:value-type="float" office:value="7494103.5700000003" table:style-name="ce17">
            <text:p><text:s/>7.494.103,57<text:s/></text:p>
          </table:table-cell>
          <table:table-cell office:value-type="float" office:value="464096774.14000005" table:style-name="ce17">
            <text:p><text:s/>464.096.774,14<text:s/></text:p>
          </table:table-cell>
          <table:table-cell office:value-type="float" office:value="332898282.77000004" table:style-name="ce17">
            <text:p><text:s/>332.898.282,77<text:s/></text:p>
          </table:table-cell>
          <table:table-cell office:value-type="float" office:value="507180442.44999999" table:style-name="ce17">
            <text:p><text:s/>507.180.442,45<text:s/></text:p>
          </table:table-cell>
          <table:table-cell office:value-type="float" office:value="536849361.21000004" table:style-name="ce17">
            <text:p><text:s/>536.849.361,21<text:s/></text:p>
          </table:table-cell>
          <table:table-cell office:value-type="float" office:value="284775683.38999999" table:style-name="ce17">
            <text:p><text:s/>284.775.683,39<text:s/></text:p>
          </table:table-cell>
          <table:table-cell office:value-type="float" office:value="212493405.47999999" table:style-name="ce17">
            <text:p><text:s/>212.493.405,48<text:s/></text:p>
          </table:table-cell>
          <table:table-cell office:value-type="float" office:value="1111236582.0799999" table:style-name="ce17">
            <text:p><text:s/>1.111.236.582,08<text:s/></text:p>
          </table:table-cell>
          <table:table-cell office:value-type="float" office:value="114682076.48" table:style-name="ce17">
            <text:p><text:s/>114.682.076,48<text:s/></text:p>
          </table:table-cell>
          <table:table-cell office:value-type="float" office:value="171809064.15000001" table:style-name="ce17">
            <text:p><text:s/>171.809.064,15<text:s/></text:p>
          </table:table-cell>
          <table:table-cell office:value-type="float" office:value="160145350.38" table:style-name="ce17">
            <text:p><text:s/>160.145.350,38<text:s/></text:p>
          </table:table-cell>
          <table:table-cell office:value-type="float" office:value="71759078.359999999" table:style-name="ce17">
            <text:p><text:s/>71.759.078,36<text:s/></text:p>
          </table:table-cell>
          <table:table-cell office:value-type="float" office:value="536017359.05000001" table:style-name="ce17">
            <text:p><text:s/>536.017.359,05<text:s/></text:p>
          </table:table-cell>
          <table:table-cell office:value-type="float" office:value="40608781.989999995" table:style-name="ce17">
            <text:p><text:s/>40.608.781,99<text:s/></text:p>
          </table:table-cell>
          <table:table-cell office:value-type="float" office:value="1258657416.4600003" table:style-name="ce17">
            <text:p><text:s/>1.258.657.416,46<text:s/></text:p>
          </table:table-cell>
          <table:table-cell office:value-type="float" office:value="2085019464.0599997" table:style-name="ce17">
            <text:p><text:s/>2.085.019.464,06<text:s/></text:p>
          </table:table-cell>
          <table:table-cell office:value-type="float" office:value="71890029.549999997" table:style-name="ce17">
            <text:p><text:s/>71.890.029,55<text:s/></text:p>
          </table:table-cell>
          <table:table-cell office:value-type="float" office:value="41680526.859999999" table:style-name="ce17">
            <text:p><text:s/>41.680.526,86<text:s/></text:p>
          </table:table-cell>
          <table:table-cell office:value-type="float" office:value="9432875.3399999999" table:style-name="ce17">
            <text:p><text:s/>9.432.875,34<text:s/></text:p>
          </table:table-cell>
          <table:table-cell office:value-type="float" office:value="950948699.38" table:style-name="ce17">
            <text:p><text:s/>950.948.699,38<text:s/></text:p>
          </table:table-cell>
          <table:table-cell office:value-type="float" office:value="1669083785.52" table:style-name="ce17">
            <text:p><text:s/>1.669.083.785,52<text:s/></text:p>
          </table:table-cell>
          <table:table-cell office:value-type="float" office:value="52499805.509999998" table:style-name="ce17">
            <text:p><text:s/>52.499.805,51<text:s/></text:p>
          </table:table-cell>
          <table:table-cell office:value-type="float" office:value="8357136377.6500006" table:style-name="ce17">
            <text:p><text:s/>8.357.136.377,65<text:s/></text:p>
          </table:table-cell>
          <table:table-cell office:value-type="float" office:value="27532367.18" table:style-name="ce17">
            <text:p><text:s/>27.532.367,18<text:s/></text:p>
          </table:table-cell>
          <table:table-cell office:value-type="float" office:value="19532279506.25" table:style-name="ce18">
            <text:p><text:s/>19.532.279.506,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6729845.4199999999" table:style-name="ce17">
            <text:p><text:s/>6.729.845,42<text:s/></text:p>
          </table:table-cell>
          <table:table-cell office:value-type="float" office:value="22790142.920000002" table:style-name="ce17">
            <text:p><text:s/>22.790.142,92<text:s/></text:p>
          </table:table-cell>
          <table:table-cell office:value-type="float" office:value="103399419.66" table:style-name="ce17">
            <text:p><text:s/>103.399.419,66<text:s/></text:p>
          </table:table-cell>
          <table:table-cell office:value-type="float" office:value="4551574.74" table:style-name="ce17">
            <text:p><text:s/>4.551.574,74<text:s/></text:p>
          </table:table-cell>
          <table:table-cell office:value-type="float" office:value="143990525.71000001" table:style-name="ce17">
            <text:p><text:s/>143.990.525,71<text:s/></text:p>
          </table:table-cell>
          <table:table-cell office:value-type="float" office:value="103136018.88" table:style-name="ce17">
            <text:p><text:s/>103.136.018,88<text:s/></text:p>
          </table:table-cell>
          <table:table-cell office:value-type="float" office:value="417486799.56999999" table:style-name="ce17">
            <text:p><text:s/>417.486.799,57<text:s/></text:p>
          </table:table-cell>
          <table:table-cell office:value-type="float" office:value="144423037.22999999" table:style-name="ce17">
            <text:p><text:s/>144.423.037,23<text:s/></text:p>
          </table:table-cell>
          <table:table-cell office:value-type="float" office:value="106224484.26000001" table:style-name="ce17">
            <text:p><text:s/>106.224.484,26<text:s/></text:p>
          </table:table-cell>
          <table:table-cell office:value-type="float" office:value="62170748.439999998" table:style-name="ce17">
            <text:p><text:s/>62.170.748,44<text:s/></text:p>
          </table:table-cell>
          <table:table-cell office:value-type="float" office:value="360412947.67000002" table:style-name="ce17">
            <text:p><text:s/>360.412.947,67<text:s/></text:p>
          </table:table-cell>
          <table:table-cell office:value-type="float" office:value="48142586.210000001" table:style-name="ce17">
            <text:p><text:s/>48.142.586,21<text:s/></text:p>
          </table:table-cell>
          <table:table-cell office:value-type="float" office:value="66864257.57" table:style-name="ce17">
            <text:p><text:s/>66.864.257,57<text:s/></text:p>
          </table:table-cell>
          <table:table-cell office:value-type="float" office:value="63741798.329999998" table:style-name="ce17">
            <text:p><text:s/>63.741.798,33<text:s/></text:p>
          </table:table-cell>
          <table:table-cell office:value-type="float" office:value="26974320.609999999" table:style-name="ce17">
            <text:p><text:s/>26.974.320,61<text:s/></text:p>
          </table:table-cell>
          <table:table-cell office:value-type="float" office:value="151372166.47" table:style-name="ce17">
            <text:p><text:s/>151.372.166,47<text:s/></text:p>
          </table:table-cell>
          <table:table-cell office:value-type="float" office:value="17019911.440000001" table:style-name="ce17">
            <text:p><text:s/>17.019.911,44<text:s/></text:p>
          </table:table-cell>
          <table:table-cell office:value-type="float" office:value="343045373.49000001" table:style-name="ce17">
            <text:p><text:s/>343.045.373,49<text:s/></text:p>
          </table:table-cell>
          <table:table-cell office:value-type="float" office:value="630165609.47000003" table:style-name="ce17">
            <text:p><text:s/>630.165.609,47<text:s/></text:p>
          </table:table-cell>
          <table:table-cell office:value-type="float" office:value="30655739.629999999" table:style-name="ce17">
            <text:p><text:s/>30.655.739,63<text:s/></text:p>
          </table:table-cell>
          <table:table-cell office:value-type="float" office:value="17843510.390000001" table:style-name="ce17">
            <text:p><text:s/>17.843.510,39<text:s/></text:p>
          </table:table-cell>
          <table:table-cell office:value-type="float" office:value="8269983.5199999996" table:style-name="ce17">
            <text:p><text:s/>8.269.983,52<text:s/></text:p>
          </table:table-cell>
          <table:table-cell office:value-type="float" office:value="301165109.93000001" table:style-name="ce17">
            <text:p><text:s/>301.165.109,93<text:s/></text:p>
          </table:table-cell>
          <table:table-cell office:value-type="float" office:value="415628976.99000001" table:style-name="ce17">
            <text:p><text:s/>415.628.976,99<text:s/></text:p>
          </table:table-cell>
          <table:table-cell office:value-type="float" office:value="21318186.489999998" table:style-name="ce17">
            <text:p><text:s/>21.318.186,49<text:s/></text:p>
          </table:table-cell>
          <table:table-cell office:value-type="float" office:value="2236578677.4899998" table:style-name="ce17">
            <text:p><text:s/>2.236.578.677,49<text:s/></text:p>
          </table:table-cell>
          <table:table-cell office:value-type="float" office:value="13171991.689999999" table:style-name="ce17">
            <text:p><text:s/>13.171.991,69<text:s/></text:p>
          </table:table-cell>
          <table:table-cell office:value-type="float" office:value="5867273744.2199993" table:style-name="ce18">
            <text:p><text:s/>5.867.273.744,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436.34" table:style-name="ce17">
            <text:p><text:s/>2.436,34<text:s/></text:p>
          </table:table-cell>
          <table:table-cell office:value-type="float" office:value="5623.07" table:style-name="ce17">
            <text:p><text:s/>5.623,07<text:s/></text:p>
          </table:table-cell>
          <table:table-cell office:value-type="float" office:value="40597" table:style-name="ce17">
            <text:p><text:s/>40.597,00<text:s/></text:p>
          </table:table-cell>
          <table:table-cell office:value-type="float" office:value="777.34" table:style-name="ce17">
            <text:p><text:s/>777,34<text:s/></text:p>
          </table:table-cell>
          <table:table-cell office:value-type="float" office:value="317034.09999999998" table:style-name="ce17">
            <text:p><text:s/>317.034,10<text:s/></text:p>
          </table:table-cell>
          <table:table-cell office:value-type="float" office:value="4067398.1" table:style-name="ce17">
            <text:p><text:s/>4.067.398,10<text:s/></text:p>
          </table:table-cell>
          <table:table-cell office:value-type="float" office:value="49198111.869999997" table:style-name="ce17">
            <text:p><text:s/>49.198.111,87<text:s/></text:p>
          </table:table-cell>
          <table:table-cell office:value-type="float" office:value="889210.25" table:style-name="ce17">
            <text:p><text:s/>889.210,25<text:s/></text:p>
          </table:table-cell>
          <table:table-cell office:value-type="float" office:value="69250.63" table:style-name="ce17">
            <text:p><text:s/>69.250,63<text:s/></text:p>
          </table:table-cell>
          <table:table-cell office:value-type="float" office:value="11524.37" table:style-name="ce17">
            <text:p><text:s/>11.524,37<text:s/></text:p>
          </table:table-cell>
          <table:table-cell office:value-type="float" office:value="5754781.6299999999" table:style-name="ce17">
            <text:p><text:s/>5.754.781,63<text:s/></text:p>
          </table:table-cell>
          <table:table-cell office:value-type="float" office:value="1611.32" table:style-name="ce17">
            <text:p><text:s/>1.611,32<text:s/></text:p>
          </table:table-cell>
          <table:table-cell office:value-type="float" office:value="47330.77" table:style-name="ce17">
            <text:p><text:s/>47.330,77<text:s/></text:p>
          </table:table-cell>
          <table:table-cell office:value-type="float" office:value="3008568.98" table:style-name="ce17">
            <text:p><text:s/>3.008.568,98<text:s/></text:p>
          </table:table-cell>
          <table:table-cell office:value-type="float" office:value="4737.5200000000004" table:style-name="ce17">
            <text:p><text:s/>4.737,52<text:s/></text:p>
          </table:table-cell>
          <table:table-cell office:value-type="float" office:value="217233.41" table:style-name="ce17">
            <text:p><text:s/>217.233,41<text:s/></text:p>
          </table:table-cell>
          <table:table-cell office:value-type="float" office:value="5897.42" table:style-name="ce17">
            <text:p><text:s/>5.897,42<text:s/></text:p>
          </table:table-cell>
          <table:table-cell office:value-type="float" office:value="1973378.14" table:style-name="ce17">
            <text:p><text:s/>1.973.378,14<text:s/></text:p>
          </table:table-cell>
          <table:table-cell office:value-type="float" office:value="46027063.090000004" table:style-name="ce17">
            <text:p><text:s/>46.027.063,09<text:s/></text:p>
          </table:table-cell>
          <table:table-cell office:value-type="float" office:value="15429.1" table:style-name="ce17">
            <text:p><text:s/>15.429,10<text:s/></text:p>
          </table:table-cell>
          <table:table-cell office:value-type="float" office:value="53370.47" table:style-name="ce17">
            <text:p><text:s/>53.370,47<text:s/></text:p>
          </table:table-cell>
          <table:table-cell office:value-type="float" office:value="241.93" table:style-name="ce17">
            <text:p><text:s/>241,93<text:s/></text:p>
          </table:table-cell>
          <table:table-cell office:value-type="float" office:value="8083786.5999999996" table:style-name="ce17">
            <text:p><text:s/>8.083.786,60<text:s/></text:p>
          </table:table-cell>
          <table:table-cell office:value-type="float" office:value="278956.96999999997" table:style-name="ce17">
            <text:p><text:s/>278.956,97<text:s/></text:p>
          </table:table-cell>
          <table:table-cell office:value-type="float" office:value="303710.73" table:style-name="ce17">
            <text:p><text:s/>303.710,73<text:s/></text:p>
          </table:table-cell>
          <table:table-cell office:value-type="float" office:value="144105921.84999999" table:style-name="ce17">
            <text:p><text:s/>144.105.921,85<text:s/></text:p>
          </table:table-cell>
          <table:table-cell office:value-type="float" office:value="7426.51" table:style-name="ce17">
            <text:p><text:s/>7.426,51<text:s/></text:p>
          </table:table-cell>
          <table:table-cell office:value-type="float" office:value="264491409.50999999" table:style-name="ce18">
            <text:p><text:s/>264.491.409,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6727409.0799999991" table:style-name="ce17">
            <text:p><text:s/>6.727.409,08<text:s/></text:p>
          </table:table-cell>
          <table:table-cell office:value-type="float" office:value="22784519.849999998" table:style-name="ce17">
            <text:p><text:s/>22.784.519,85<text:s/></text:p>
          </table:table-cell>
          <table:table-cell office:value-type="float" office:value="103358822.66000001" table:style-name="ce17">
            <text:p><text:s/>103.358.822,66<text:s/></text:p>
          </table:table-cell>
          <table:table-cell office:value-type="float" office:value="4550797.3999999994" table:style-name="ce17">
            <text:p><text:s/>4.550.797,40<text:s/></text:p>
          </table:table-cell>
          <table:table-cell office:value-type="float" office:value="143673491.61000001" table:style-name="ce17">
            <text:p><text:s/>143.673.491,61<text:s/></text:p>
          </table:table-cell>
          <table:table-cell office:value-type="float" office:value="99068620.780000001" table:style-name="ce17">
            <text:p><text:s/>99.068.620,78<text:s/></text:p>
          </table:table-cell>
          <table:table-cell office:value-type="float" office:value="368288687.69999999" table:style-name="ce17">
            <text:p><text:s/>368.288.687,70<text:s/></text:p>
          </table:table-cell>
          <table:table-cell office:value-type="float" office:value="143533826.97999999" table:style-name="ce17">
            <text:p><text:s/>143.533.826,98<text:s/></text:p>
          </table:table-cell>
          <table:table-cell office:value-type="float" office:value="106155233.62999998" table:style-name="ce17">
            <text:p><text:s/>106.155.233,63<text:s/></text:p>
          </table:table-cell>
          <table:table-cell office:value-type="float" office:value="62159224.07" table:style-name="ce17">
            <text:p><text:s/>62.159.224,07<text:s/></text:p>
          </table:table-cell>
          <table:table-cell office:value-type="float" office:value="354658166.04000002" table:style-name="ce17">
            <text:p><text:s/>354.658.166,04<text:s/></text:p>
          </table:table-cell>
          <table:table-cell office:value-type="float" office:value="48140974.889999993" table:style-name="ce17">
            <text:p><text:s/>48.140.974,89<text:s/></text:p>
          </table:table-cell>
          <table:table-cell office:value-type="float" office:value="66816926.799999997" table:style-name="ce17">
            <text:p><text:s/>66.816.926,80<text:s/></text:p>
          </table:table-cell>
          <table:table-cell office:value-type="float" office:value="60733229.350000001" table:style-name="ce17">
            <text:p><text:s/>60.733.229,35<text:s/></text:p>
          </table:table-cell>
          <table:table-cell office:value-type="float" office:value="26969583.090000004" table:style-name="ce17">
            <text:p><text:s/>26.969.583,09<text:s/></text:p>
          </table:table-cell>
          <table:table-cell office:value-type="float" office:value="151154933.06" table:style-name="ce17">
            <text:p><text:s/>151.154.933,06<text:s/></text:p>
          </table:table-cell>
          <table:table-cell office:value-type="float" office:value="17014014.02" table:style-name="ce17">
            <text:p><text:s/>17.014.014,02<text:s/></text:p>
          </table:table-cell>
          <table:table-cell office:value-type="float" office:value="341071995.35000002" table:style-name="ce17">
            <text:p><text:s/>341.071.995,35<text:s/></text:p>
          </table:table-cell>
          <table:table-cell office:value-type="float" office:value="584138546.38" table:style-name="ce17">
            <text:p><text:s/>584.138.546,38<text:s/></text:p>
          </table:table-cell>
          <table:table-cell office:value-type="float" office:value="30640310.530000001" table:style-name="ce17">
            <text:p><text:s/>30.640.310,53<text:s/></text:p>
          </table:table-cell>
          <table:table-cell office:value-type="float" office:value="17790139.919999998" table:style-name="ce17">
            <text:p><text:s/>17.790.139,92<text:s/></text:p>
          </table:table-cell>
          <table:table-cell office:value-type="float" office:value="8269741.5899999999" table:style-name="ce17">
            <text:p><text:s/>8.269.741,59<text:s/></text:p>
          </table:table-cell>
          <table:table-cell office:value-type="float" office:value="293081323.32999998" table:style-name="ce17">
            <text:p><text:s/>293.081.323,33<text:s/></text:p>
          </table:table-cell>
          <table:table-cell office:value-type="float" office:value="415350020.01999998" table:style-name="ce17">
            <text:p><text:s/>415.350.020,02<text:s/></text:p>
          </table:table-cell>
          <table:table-cell office:value-type="float" office:value="21014475.760000002" table:style-name="ce17">
            <text:p><text:s/>21.014.475,76<text:s/></text:p>
          </table:table-cell>
          <table:table-cell office:value-type="float" office:value="2092472755.6399996" table:style-name="ce17">
            <text:p><text:s/>2.092.472.755,64<text:s/></text:p>
          </table:table-cell>
          <table:table-cell office:value-type="float" office:value="13164565.180000002" table:style-name="ce17">
            <text:p><text:s/>13.164.565,18<text:s/></text:p>
          </table:table-cell>
          <table:table-cell office:value-type="float" office:value="5602782334.71" table:style-name="ce18">
            <text:p><text:s/>5.602.782.334,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380323.9500000002" table:style-name="ce17">
            <text:p><text:s/>6.380.323,95<text:s/></text:p>
          </table:table-cell>
          <table:table-cell office:value-type="float" office:value="18981209.84" table:style-name="ce17">
            <text:p><text:s/>18.981.209,84<text:s/></text:p>
          </table:table-cell>
          <table:table-cell office:value-type="float" office:value="155539833.47" table:style-name="ce17">
            <text:p><text:s/>155.539.833,47<text:s/></text:p>
          </table:table-cell>
          <table:table-cell office:value-type="float" office:value="2388466.9" table:style-name="ce17">
            <text:p><text:s/>2.388.466,90<text:s/></text:p>
          </table:table-cell>
          <table:table-cell office:value-type="float" office:value="207969185.55000001" table:style-name="ce17">
            <text:p><text:s/>207.969.185,55<text:s/></text:p>
          </table:table-cell>
          <table:table-cell office:value-type="float" office:value="106694697.86" table:style-name="ce17">
            <text:p><text:s/>106.694.697,86<text:s/></text:p>
          </table:table-cell>
          <table:table-cell office:value-type="float" office:value="611719814.98000002" table:style-name="ce17">
            <text:p><text:s/>611.719.814,98<text:s/></text:p>
          </table:table-cell>
          <table:table-cell office:value-type="float" office:value="85271990.359999999" table:style-name="ce17">
            <text:p><text:s/>85.271.990,36<text:s/></text:p>
          </table:table-cell>
          <table:table-cell office:value-type="float" office:value="85521962.310000002" table:style-name="ce17">
            <text:p><text:s/>85.521.962,31<text:s/></text:p>
          </table:table-cell>
          <table:table-cell office:value-type="float" office:value="26415486.510000002" table:style-name="ce17">
            <text:p><text:s/>26.415.486,51<text:s/></text:p>
          </table:table-cell>
          <table:table-cell office:value-type="float" office:value="519394096.22000003" table:style-name="ce17">
            <text:p><text:s/>519.394.096,22<text:s/></text:p>
          </table:table-cell>
          <table:table-cell office:value-type="float" office:value="60423142.609999999" table:style-name="ce17">
            <text:p><text:s/>60.423.142,61<text:s/></text:p>
          </table:table-cell>
          <table:table-cell office:value-type="float" office:value="109252508.51000001" table:style-name="ce17">
            <text:p><text:s/>109.252.508,51<text:s/></text:p>
          </table:table-cell>
          <table:table-cell office:value-type="float" office:value="118573330.39" table:style-name="ce17">
            <text:p><text:s/>118.573.330,39<text:s/></text:p>
          </table:table-cell>
          <table:table-cell office:value-type="float" office:value="26555562.329999998" table:style-name="ce17">
            <text:p><text:s/>26.555.562,33<text:s/></text:p>
          </table:table-cell>
          <table:table-cell office:value-type="float" office:value="110756322.63" table:style-name="ce17">
            <text:p><text:s/>110.756.322,63<text:s/></text:p>
          </table:table-cell>
          <table:table-cell office:value-type="float" office:value="16058101.380000001" table:style-name="ce17">
            <text:p><text:s/>16.058.101,38<text:s/></text:p>
          </table:table-cell>
          <table:table-cell office:value-type="float" office:value="283294566.98000002" table:style-name="ce17">
            <text:p><text:s/>283.294.566,98<text:s/></text:p>
          </table:table-cell>
          <table:table-cell office:value-type="float" office:value="1602350591.8299999" table:style-name="ce17">
            <text:p><text:s/>1.602.350.591,83<text:s/></text:p>
          </table:table-cell>
          <table:table-cell office:value-type="float" office:value="21157658.039999999" table:style-name="ce17">
            <text:p><text:s/>21.157.658,04<text:s/></text:p>
          </table:table-cell>
          <table:table-cell office:value-type="float" office:value="13353632.800000001" table:style-name="ce17">
            <text:p><text:s/>13.353.632,80<text:s/></text:p>
          </table:table-cell>
          <table:table-cell office:value-type="float" office:value="4917564.62" table:style-name="ce17">
            <text:p><text:s/>4.917.564,62<text:s/></text:p>
          </table:table-cell>
          <table:table-cell office:value-type="float" office:value="327377748.25999999" table:style-name="ce17">
            <text:p><text:s/>327.377.748,26<text:s/></text:p>
          </table:table-cell>
          <table:table-cell office:value-type="float" office:value="235167582.74000001" table:style-name="ce17">
            <text:p><text:s/>235.167.582,74<text:s/></text:p>
          </table:table-cell>
          <table:table-cell office:value-type="float" office:value="15740136.17" table:style-name="ce17">
            <text:p><text:s/>15.740.136,17<text:s/></text:p>
          </table:table-cell>
          <table:table-cell office:value-type="float" office:value="2896029973.6799998" table:style-name="ce17">
            <text:p><text:s/>2.896.029.973,68<text:s/></text:p>
          </table:table-cell>
          <table:table-cell office:value-type="float" office:value="16612187.279999999" table:style-name="ce17">
            <text:p><text:s/>16.612.187,28<text:s/></text:p>
          </table:table-cell>
          <table:table-cell office:value-type="float" office:value="7683897678.1999998" table:style-name="ce18">
            <text:p><text:s/>7.683.897.678,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0131.129999999999" table:style-name="ce17">
            <text:p><text:s/>10.131,13<text:s/></text:p>
          </table:table-cell>
          <table:table-cell office:value-type="float" office:value="870.57" table:style-name="ce17">
            <text:p><text:s/>870,57<text:s/></text:p>
          </table:table-cell>
          <table:table-cell office:value-type="float" office:value="187472.08" table:style-name="ce17">
            <text:p><text:s/>187.472,08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113608.54" table:style-name="ce17">
            <text:p><text:s/>1.113.608,54<text:s/></text:p>
          </table:table-cell>
          <table:table-cell office:value-type="float" office:value="15576460.09" table:style-name="ce17">
            <text:p><text:s/>15.576.460,09<text:s/></text:p>
          </table:table-cell>
          <table:table-cell office:value-type="float" office:value="450083587.24000001" table:style-name="ce17">
            <text:p><text:s/>450.083.587,24<text:s/></text:p>
          </table:table-cell>
          <table:table-cell office:value-type="float" office:value="5868380.5199999996" table:style-name="ce17">
            <text:p><text:s/>5.868.380,52<text:s/></text:p>
          </table:table-cell>
          <table:table-cell office:value-type="float" office:value="819349.66" table:style-name="ce17">
            <text:p><text:s/>819.349,66<text:s/></text:p>
          </table:table-cell>
          <table:table-cell office:value-type="float" office:value="7243.45" table:style-name="ce17">
            <text:p><text:s/>7.243,45<text:s/></text:p>
          </table:table-cell>
          <table:table-cell office:value-type="float" office:value="6917332.0599999996" table:style-name="ce17">
            <text:p><text:s/>6.917.332,06<text:s/></text:p>
          </table:table-cell>
          <table:table-cell office:value-type="float" office:value="13982.19" table:style-name="ce17">
            <text:p><text:s/>13.982,19<text:s/></text:p>
          </table:table-cell>
          <table:table-cell office:value-type="float" office:value="206387.56" table:style-name="ce17">
            <text:p><text:s/>206.387,56<text:s/></text:p>
          </table:table-cell>
          <table:table-cell office:value-type="float" office:value="63489908.759999998" table:style-name="ce17">
            <text:p><text:s/>63.489.908,76<text:s/></text:p>
          </table:table-cell>
          <table:table-cell office:value-type="float" office:value="4064.19" table:style-name="ce17">
            <text:p><text:s/>4.064,19<text:s/></text:p>
          </table:table-cell>
          <table:table-cell office:value-type="float" office:value="66997.759999999995" table:style-name="ce17">
            <text:p><text:s/>66.997,76<text:s/></text:p>
          </table:table-cell>
          <table:table-cell office:value-type="float" office:value="961.01" table:style-name="ce17">
            <text:p><text:s/>961,01<text:s/></text:p>
          </table:table-cell>
          <table:table-cell office:value-type="float" office:value="9392714.1199999992" table:style-name="ce17">
            <text:p><text:s/>9.392.714,12<text:s/></text:p>
          </table:table-cell>
          <table:table-cell office:value-type="float" office:value="200589251.61000001" table:style-name="ce17">
            <text:p><text:s/>200.589.251,61<text:s/></text:p>
          </table:table-cell>
          <table:table-cell office:value-type="float" office:value="2041.34" table:style-name="ce17">
            <text:p><text:s/>2.041,34<text:s/></text:p>
          </table:table-cell>
          <table:table-cell office:value-type="float" office:value="331283.59000000003" table:style-name="ce17">
            <text:p><text:s/>331.283,59<text:s/></text:p>
          </table:table-cell>
          <table:table-cell office:value-type="float" office:value="1770.47" table:style-name="ce17">
            <text:p><text:s/>1.770,47<text:s/></text:p>
          </table:table-cell>
          <table:table-cell office:value-type="float" office:value="24418090.68" table:style-name="ce17">
            <text:p><text:s/>24.418.090,68<text:s/></text:p>
          </table:table-cell>
          <table:table-cell office:value-type="float" office:value="2719803.38" table:style-name="ce17">
            <text:p><text:s/>2.719.803,38<text:s/></text:p>
          </table:table-cell>
          <table:table-cell office:value-type="float" office:value="395732.36" table:style-name="ce17">
            <text:p><text:s/>395.732,36<text:s/></text:p>
          </table:table-cell>
          <table:table-cell office:value-type="float" office:value="803587497.65999997" table:style-name="ce17">
            <text:p><text:s/>803.587.497,66<text:s/></text:p>
          </table:table-cell>
          <table:table-cell office:value-type="float" office:value="41211.629999999997" table:style-name="ce17">
            <text:p><text:s/>41.211,63<text:s/></text:p>
          </table:table-cell>
          <table:table-cell office:value-type="float" office:value="1585846133.6500001" table:style-name="ce18">
            <text:p><text:s/>1.585.846.133,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370192.8200000003" table:style-name="ce17">
            <text:p><text:s/>6.370.192,82<text:s/></text:p>
          </table:table-cell>
          <table:table-cell office:value-type="float" office:value="18980339.27" table:style-name="ce17">
            <text:p><text:s/>18.980.339,27<text:s/></text:p>
          </table:table-cell>
          <table:table-cell office:value-type="float" office:value="155352361.38999999" table:style-name="ce17">
            <text:p><text:s/>155.352.361,39<text:s/></text:p>
          </table:table-cell>
          <table:table-cell office:value-type="float" office:value="2388466.9000000004" table:style-name="ce17">
            <text:p><text:s/>2.388.466,90<text:s/></text:p>
          </table:table-cell>
          <table:table-cell office:value-type="float" office:value="206855577.01000002" table:style-name="ce17">
            <text:p><text:s/>206.855.577,01<text:s/></text:p>
          </table:table-cell>
          <table:table-cell office:value-type="float" office:value="91118237.769999996" table:style-name="ce17">
            <text:p><text:s/>91.118.237,77<text:s/></text:p>
          </table:table-cell>
          <table:table-cell office:value-type="float" office:value="161636227.74000001" table:style-name="ce17">
            <text:p><text:s/>161.636.227,74<text:s/></text:p>
          </table:table-cell>
          <table:table-cell office:value-type="float" office:value="79403609.840000004" table:style-name="ce17">
            <text:p><text:s/>79.403.609,84<text:s/></text:p>
          </table:table-cell>
          <table:table-cell office:value-type="float" office:value="84702612.650000006" table:style-name="ce17">
            <text:p><text:s/>84.702.612,65<text:s/></text:p>
          </table:table-cell>
          <table:table-cell office:value-type="float" office:value="26408243.059999999" table:style-name="ce17">
            <text:p><text:s/>26.408.243,06<text:s/></text:p>
          </table:table-cell>
          <table:table-cell office:value-type="float" office:value="512476764.15999997" table:style-name="ce17">
            <text:p><text:s/>512.476.764,16<text:s/></text:p>
          </table:table-cell>
          <table:table-cell office:value-type="float" office:value="60409160.420000002" table:style-name="ce17">
            <text:p><text:s/>60.409.160,42<text:s/></text:p>
          </table:table-cell>
          <table:table-cell office:value-type="float" office:value="109046120.95" table:style-name="ce17">
            <text:p><text:s/>109.046.120,95<text:s/></text:p>
          </table:table-cell>
          <table:table-cell office:value-type="float" office:value="55083421.630000003" table:style-name="ce17">
            <text:p><text:s/>55.083.421,63<text:s/></text:p>
          </table:table-cell>
          <table:table-cell office:value-type="float" office:value="26551498.140000001" table:style-name="ce17">
            <text:p><text:s/>26.551.498,14<text:s/></text:p>
          </table:table-cell>
          <table:table-cell office:value-type="float" office:value="110689324.87" table:style-name="ce17">
            <text:p><text:s/>110.689.324,87<text:s/></text:p>
          </table:table-cell>
          <table:table-cell office:value-type="float" office:value="16057140.369999999" table:style-name="ce17">
            <text:p><text:s/>16.057.140,37<text:s/></text:p>
          </table:table-cell>
          <table:table-cell office:value-type="float" office:value="273901852.85999995" table:style-name="ce17">
            <text:p><text:s/>273.901.852,86<text:s/></text:p>
          </table:table-cell>
          <table:table-cell office:value-type="float" office:value="1401761340.22" table:style-name="ce17">
            <text:p><text:s/>1.401.761.340,22<text:s/></text:p>
          </table:table-cell>
          <table:table-cell office:value-type="float" office:value="21155616.700000003" table:style-name="ce17">
            <text:p><text:s/>21.155.616,70<text:s/></text:p>
          </table:table-cell>
          <table:table-cell office:value-type="float" office:value="13022349.209999999" table:style-name="ce17">
            <text:p><text:s/>13.022.349,21<text:s/></text:p>
          </table:table-cell>
          <table:table-cell office:value-type="float" office:value="4915794.1500000004" table:style-name="ce17">
            <text:p><text:s/>4.915.794,15<text:s/></text:p>
          </table:table-cell>
          <table:table-cell office:value-type="float" office:value="302959657.57999998" table:style-name="ce17">
            <text:p><text:s/>302.959.657,58<text:s/></text:p>
          </table:table-cell>
          <table:table-cell office:value-type="float" office:value="232447779.36000001" table:style-name="ce17">
            <text:p><text:s/>232.447.779,36<text:s/></text:p>
          </table:table-cell>
          <table:table-cell office:value-type="float" office:value="15344403.810000001" table:style-name="ce17">
            <text:p><text:s/>15.344.403,81<text:s/></text:p>
          </table:table-cell>
          <table:table-cell office:value-type="float" office:value="2092442476.02" table:style-name="ce17">
            <text:p><text:s/>2.092.442.476,02<text:s/></text:p>
          </table:table-cell>
          <table:table-cell office:value-type="float" office:value="16570975.65" table:style-name="ce17">
            <text:p><text:s/>16.570.975,65<text:s/></text:p>
          </table:table-cell>
          <table:table-cell office:value-type="float" office:value="6098051544.5499992" table:style-name="ce18">
            <text:p><text:s/>6.098.051.544,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00<text:s/></text:p>
          </table:table-cell>
          <table:table-cell office:value-type="float" office:value="10864.02" table:style-name="ce17">
            <text:p><text:s/>10.864,02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873" table:style-name="ce17">
            <text:p><text:s/>873,00<text:s/></text:p>
          </table:table-cell>
          <table:table-cell office:value-type="float" office:value="5701.28" table:style-name="ce17">
            <text:p><text:s/>5.701,28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32962.07" table:style-name="ce17">
            <text:p><text:s/>32.962,07<text:s/></text:p>
          </table:table-cell>
          <table:table-cell office:value-type="float" office:value="4940.41" table:style-name="ce17">
            <text:p><text:s/>4.940,41<text:s/></text:p>
          </table:table-cell>
          <table:table-cell office:value-type="float" office:value="995.87" table:style-name="ce17">
            <text:p><text:s/>995,87<text:s/></text:p>
          </table:table-cell>
          <table:table-cell office:value-type="float" office:value="428" table:style-name="ce17">
            <text:p><text:s/>428,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96627.25" table:style-name="ce17">
            <text:p><text:s/>196.627,25<text:s/></text:p>
          </table:table-cell>
          <table:table-cell office:value-type="float" office:value="683116" table:style-name="ce17">
            <text:p><text:s/>683.116,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29115.01" table:style-name="ce17">
            <text:p><text:s/>29.115,01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297269.21999999997" table:style-name="ce17">
            <text:p><text:s/>297.269,22<text:s/></text:p>
          </table:table-cell>
          <table:table-cell office:value-type="float" office:value="160700068.59" table:style-name="ce17">
            <text:p><text:s/>160.700.068,59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1525472.29" table:style-name="ce17">
            <text:p><text:s/>1.525.472,29<text:s/></text:p>
          </table:table-cell>
          <table:table-cell office:value-type="float" office:value="408.93" table:style-name="ce17">
            <text:p><text:s/>408,93<text:s/></text:p>
          </table:table-cell>
          <table:table-cell office:value-type="float" office:value="0" table:style-name="ce17">
            <text:p>-00<text:s/></text:p>
          </table:table-cell>
          <table:table-cell office:value-type="float" office:value="8282562.8200000003" table:style-name="ce17">
            <text:p><text:s/>8.282.562,82<text:s/></text:p>
          </table:table-cell>
          <table:table-cell office:value-type="float" office:value="7229.33" table:style-name="ce17">
            <text:p><text:s/>7.229,33<text:s/></text:p>
          </table:table-cell>
          <table:table-cell office:value-type="float" office:value="171778634.09" table:style-name="ce18">
            <text:p><text:s/>171.778.634,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195520.29" table:style-name="ce17">
            <text:p><text:s/>8.195.520,29<text:s/></text:p>
          </table:table-cell>
          <table:table-cell office:value-type="float" office:value="26520420.77" table:style-name="ce17">
            <text:p><text:s/>26.520.420,77<text:s/></text:p>
          </table:table-cell>
          <table:table-cell office:value-type="float" office:value="27586961.48" table:style-name="ce17">
            <text:p><text:s/>27.586.961,48<text:s/></text:p>
          </table:table-cell>
          <table:table-cell office:value-type="float" office:value="37134391.200000003" table:style-name="ce17">
            <text:p><text:s/>37.134.391,20<text:s/></text:p>
          </table:table-cell>
          <table:table-cell office:value-type="float" office:value="73361585.530000001" table:style-name="ce17">
            <text:p><text:s/>73.361.585,53<text:s/></text:p>
          </table:table-cell>
          <table:table-cell office:value-type="float" office:value="55277389.399999999" table:style-name="ce17">
            <text:p><text:s/>55.277.389,40<text:s/></text:p>
          </table:table-cell>
          <table:table-cell office:value-type="float" office:value="1487322185.0899999" table:style-name="ce17">
            <text:p><text:s/>1.487.322.185,09<text:s/></text:p>
          </table:table-cell>
          <table:table-cell office:value-type="float" office:value="32561167.170000002" table:style-name="ce17">
            <text:p><text:s/>32.561.167,17<text:s/></text:p>
          </table:table-cell>
          <table:table-cell office:value-type="float" office:value="44930320.590000004" table:style-name="ce17">
            <text:p><text:s/>44.930.320,59<text:s/></text:p>
          </table:table-cell>
          <table:table-cell office:value-type="float" office:value="31016472.219999999" table:style-name="ce17">
            <text:p><text:s/>31.016.472,22<text:s/></text:p>
          </table:table-cell>
          <table:table-cell office:value-type="float" office:value="191565237.41999999" table:style-name="ce17">
            <text:p><text:s/>191.565.237,42<text:s/></text:p>
          </table:table-cell>
          <table:table-cell office:value-type="float" office:value="26300770.32" table:style-name="ce17">
            <text:p><text:s/>26.300.770,32<text:s/></text:p>
          </table:table-cell>
          <table:table-cell office:value-type="float" office:value="28164583.289999999" table:style-name="ce17">
            <text:p><text:s/>28.164.583,29<text:s/></text:p>
          </table:table-cell>
          <table:table-cell office:value-type="float" office:value="50071337.549999997" table:style-name="ce17">
            <text:p><text:s/>50.071.337,55<text:s/></text:p>
          </table:table-cell>
          <table:table-cell office:value-type="float" office:value="57074367.039999999" table:style-name="ce17">
            <text:p><text:s/>57.074.367,04<text:s/></text:p>
          </table:table-cell>
          <table:table-cell office:value-type="float" office:value="79923452.810000002" table:style-name="ce17">
            <text:p><text:s/>79.923.452,81<text:s/></text:p>
          </table:table-cell>
          <table:table-cell office:value-type="float" office:value="25216041.579999998" table:style-name="ce17">
            <text:p><text:s/>25.216.041,58<text:s/></text:p>
          </table:table-cell>
          <table:table-cell office:value-type="float" office:value="84865870.269999996" table:style-name="ce17">
            <text:p><text:s/>84.865.870,27<text:s/></text:p>
          </table:table-cell>
          <table:table-cell office:value-type="float" office:value="295992744.68000001" table:style-name="ce17">
            <text:p><text:s/>295.992.744,68<text:s/></text:p>
          </table:table-cell>
          <table:table-cell office:value-type="float" office:value="45526169.289999999" table:style-name="ce17">
            <text:p><text:s/>45.526.169,29<text:s/></text:p>
          </table:table-cell>
          <table:table-cell office:value-type="float" office:value="34367929.340000004" table:style-name="ce17">
            <text:p><text:s/>34.367.929,34<text:s/></text:p>
          </table:table-cell>
          <table:table-cell office:value-type="float" office:value="14329783.220000001" table:style-name="ce17">
            <text:p><text:s/>14.329.783,22<text:s/></text:p>
          </table:table-cell>
          <table:table-cell office:value-type="float" office:value="140598797.50999999" table:style-name="ce17">
            <text:p><text:s/>140.598.797,51<text:s/></text:p>
          </table:table-cell>
          <table:table-cell office:value-type="float" office:value="63019947.520000003" table:style-name="ce17">
            <text:p><text:s/>63.019.947,52<text:s/></text:p>
          </table:table-cell>
          <table:table-cell office:value-type="float" office:value="21977606.170000002" table:style-name="ce17">
            <text:p><text:s/>21.977.606,17<text:s/></text:p>
          </table:table-cell>
          <table:table-cell office:value-type="float" office:value="170536318.53" table:style-name="ce17">
            <text:p><text:s/>170.536.318,53<text:s/></text:p>
          </table:table-cell>
          <table:table-cell office:value-type="float" office:value="12094577.380000001" table:style-name="ce17">
            <text:p><text:s/>12.094.577,38<text:s/></text:p>
          </table:table-cell>
          <table:table-cell office:value-type="float" office:value="3165531947.6599998" table:style-name="ce18">
            <text:p><text:s/>3.165.531.947,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593765.09000000008" table:style-name="ce17">
            <text:p><text:s/>593.765,09<text:s/></text:p>
          </table:table-cell>
          <table:table-cell office:value-type="float" office:value="4221565.26" table:style-name="ce17">
            <text:p><text:s/>4.221.565,26<text:s/></text:p>
          </table:table-cell>
          <table:table-cell office:value-type="float" office:value="43754938.100000001" table:style-name="ce17">
            <text:p><text:s/>43.754.938,10<text:s/></text:p>
          </table:table-cell>
          <table:table-cell office:value-type="float" office:value="1777337.83" table:style-name="ce17">
            <text:p><text:s/>1.777.337,83<text:s/></text:p>
          </table:table-cell>
          <table:table-cell office:value-type="float" office:value="45625328.170000002" table:style-name="ce17">
            <text:p><text:s/>45.625.328,17<text:s/></text:p>
          </table:table-cell>
          <table:table-cell office:value-type="float" office:value="49657440.350000001" table:style-name="ce17">
            <text:p><text:s/>49.657.440,35<text:s/></text:p>
          </table:table-cell>
          <table:table-cell office:value-type="float" office:value="817607091.98000014" table:style-name="ce17">
            <text:p><text:s/>817.607.091,98<text:s/></text:p>
          </table:table-cell>
          <table:table-cell office:value-type="float" office:value="26386909.18" table:style-name="ce17">
            <text:p><text:s/>26.386.909,18<text:s/></text:p>
          </table:table-cell>
          <table:table-cell office:value-type="float" office:value="38396119.719999999" table:style-name="ce17">
            <text:p><text:s/>38.396.119,72<text:s/></text:p>
          </table:table-cell>
          <table:table-cell office:value-type="float" office:value="3266740.11" table:style-name="ce17">
            <text:p><text:s/>3.266.740,11<text:s/></text:p>
          </table:table-cell>
          <table:table-cell office:value-type="float" office:value="64399582.390000008" table:style-name="ce17">
            <text:p><text:s/>64.399.582,39<text:s/></text:p>
          </table:table-cell>
          <table:table-cell office:value-type="float" office:value="10293880.289999999" table:style-name="ce17">
            <text:p><text:s/>10.293.880,29<text:s/></text:p>
          </table:table-cell>
          <table:table-cell office:value-type="float" office:value="7682453.96" table:style-name="ce17">
            <text:p><text:s/>7.682.453,96<text:s/></text:p>
          </table:table-cell>
          <table:table-cell office:value-type="float" office:value="6103801.6899999995" table:style-name="ce17">
            <text:p><text:s/>6.103.801,69<text:s/></text:p>
          </table:table-cell>
          <table:table-cell office:value-type="float" office:value="2403910.04" table:style-name="ce17">
            <text:p><text:s/>2.403.910,04<text:s/></text:p>
          </table:table-cell>
          <table:table-cell office:value-type="float" office:value="18778561.07" table:style-name="ce17">
            <text:p><text:s/>18.778.561,07<text:s/></text:p>
          </table:table-cell>
          <table:table-cell office:value-type="float" office:value="1356836.73" table:style-name="ce17">
            <text:p><text:s/>1.356.836,73<text:s/></text:p>
          </table:table-cell>
          <table:table-cell office:value-type="float" office:value="56569053.93" table:style-name="ce17">
            <text:p><text:s/>56.569.053,93<text:s/></text:p>
          </table:table-cell>
          <table:table-cell office:value-type="float" office:value="640876716.04999995" table:style-name="ce17">
            <text:p><text:s/>640.876.716,05<text:s/></text:p>
          </table:table-cell>
          <table:table-cell office:value-type="float" office:value="5363637.1399999997" table:style-name="ce17">
            <text:p><text:s/>5.363.637,14<text:s/></text:p>
          </table:table-cell>
          <table:table-cell office:value-type="float" office:value="1501336.2999999998" table:style-name="ce17">
            <text:p><text:s/>1.501.336,30<text:s/></text:p>
          </table:table-cell>
          <table:table-cell office:value-type="float" office:value="739285.44" table:style-name="ce17">
            <text:p><text:s/>739.285,44<text:s/></text:p>
          </table:table-cell>
          <table:table-cell office:value-type="float" office:value="48568842.150000006" table:style-name="ce17">
            <text:p><text:s/>48.568.842,15<text:s/></text:p>
          </table:table-cell>
          <table:table-cell office:value-type="float" office:value="55937324.640000001" table:style-name="ce17">
            <text:p><text:s/>55.937.324,64<text:s/></text:p>
          </table:table-cell>
          <table:table-cell office:value-type="float" office:value="1471606.2" table:style-name="ce17">
            <text:p><text:s/>1.471.606,20<text:s/></text:p>
          </table:table-cell>
          <table:table-cell office:value-type="float" office:value="635486590.12" table:style-name="ce17">
            <text:p><text:s/>635.486.590,12<text:s/></text:p>
          </table:table-cell>
          <table:table-cell office:value-type="float" office:value="2461138" table:style-name="ce17">
            <text:p><text:s/>2.461.138,00<text:s/></text:p>
          </table:table-cell>
          <table:table-cell office:value-type="float" office:value="2591281791.9300008" table:style-name="ce18">
            <text:p><text:s/>2.591.281.791,9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69715010.24000001" table:style-name="ce21">
            <text:p><text:s/>69.715.010,24<text:s/></text:p>
          </table:table-cell>
          <table:table-cell office:value-type="float" office:value="281315575.24000001" table:style-name="ce21">
            <text:p><text:s/>281.315.575,24<text:s/></text:p>
          </table:table-cell>
          <table:table-cell office:value-type="float" office:value="1221208067.6500001" table:style-name="ce21">
            <text:p><text:s/>1.221.208.067,65<text:s/></text:p>
          </table:table-cell>
          <table:table-cell office:value-type="float" office:value="75196012.86999999" table:style-name="ce21">
            <text:p><text:s/>75.196.012,87<text:s/></text:p>
          </table:table-cell>
          <table:table-cell office:value-type="float" office:value="1964952068.2999997" table:style-name="ce21">
            <text:p><text:s/>1.964.952.068,30<text:s/></text:p>
          </table:table-cell>
          <table:table-cell office:value-type="float" office:value="1425291383.6999998" table:style-name="ce21">
            <text:p><text:s/>1.425.291.383,70<text:s/></text:p>
          </table:table-cell>
          <table:table-cell office:value-type="float" office:value="9718708257.5799999" table:style-name="ce21">
            <text:p><text:s/>9.718.708.257,58<text:s/></text:p>
          </table:table-cell>
          <table:table-cell office:value-type="float" office:value="1867085018.6800001" table:style-name="ce21">
            <text:p><text:s/>1.867.085.018,68<text:s/></text:p>
          </table:table-cell>
          <table:table-cell office:value-type="float" office:value="1377817065.8499999" table:style-name="ce21">
            <text:p><text:s/>1.377.817.065,85<text:s/></text:p>
          </table:table-cell>
          <table:table-cell office:value-type="float" office:value="494476622.72000003" table:style-name="ce21">
            <text:p><text:s/>494.476.622,72<text:s/></text:p>
          </table:table-cell>
          <table:table-cell office:value-type="float" office:value="6475226694.9800005" table:style-name="ce21">
            <text:p><text:s/>6.475.226.694,98<text:s/></text:p>
          </table:table-cell>
          <table:table-cell office:value-type="float" office:value="762619046.51999998" table:style-name="ce21">
            <text:p><text:s/>762.619.046,52<text:s/></text:p>
          </table:table-cell>
          <table:table-cell office:value-type="float" office:value="989024399.67000008" table:style-name="ce21">
            <text:p><text:s/>989.024.399,67<text:s/></text:p>
          </table:table-cell>
          <table:table-cell office:value-type="float" office:value="856627730.33000004" table:style-name="ce21">
            <text:p><text:s/>856.627.730,33<text:s/></text:p>
          </table:table-cell>
          <table:table-cell office:value-type="float" office:value="396821385.11000001" table:style-name="ce21">
            <text:p><text:s/>396.821.385,11<text:s/></text:p>
          </table:table-cell>
          <table:table-cell office:value-type="float" office:value="1694852317.6800001" table:style-name="ce21">
            <text:p><text:s/>1.694.852.317,68<text:s/></text:p>
          </table:table-cell>
          <table:table-cell office:value-type="float" office:value="216987715.77000001" table:style-name="ce21">
            <text:p><text:s/>216.987.715,77<text:s/></text:p>
          </table:table-cell>
          <table:table-cell office:value-type="float" office:value="5066607176.3100004" table:style-name="ce21">
            <text:p><text:s/>5.066.607.176,31<text:s/></text:p>
          </table:table-cell>
          <table:table-cell office:value-type="float" office:value="14472739110.5" table:style-name="ce21">
            <text:p><text:s/>14.472.739.110,50<text:s/></text:p>
          </table:table-cell>
          <table:table-cell office:value-type="float" office:value="354327076.06999999" table:style-name="ce21">
            <text:p><text:s/>354.327.076,07<text:s/></text:p>
          </table:table-cell>
          <table:table-cell office:value-type="float" office:value="231364124.02999997" table:style-name="ce21">
            <text:p><text:s/>231.364.124,03<text:s/></text:p>
          </table:table-cell>
          <table:table-cell office:value-type="float" office:value="66772795.600000001" table:style-name="ce21">
            <text:p><text:s/>66.772.795,60<text:s/></text:p>
          </table:table-cell>
          <table:table-cell office:value-type="float" office:value="4732061940.3599997" table:style-name="ce21">
            <text:p><text:s/>4.732.061.940,36<text:s/></text:p>
          </table:table-cell>
          <table:table-cell office:value-type="float" office:value="5794998904.3500004" table:style-name="ce21">
            <text:p><text:s/>5.794.998.904,35<text:s/></text:p>
          </table:table-cell>
          <table:table-cell office:value-type="float" office:value="256434906.61000001" table:style-name="ce21">
            <text:p><text:s/>256.434.906,61<text:s/></text:p>
          </table:table-cell>
          <table:table-cell office:value-type="float" office:value="41319042104.099998" table:style-name="ce21">
            <text:p><text:s/>41.319.042.104,10<text:s/></text:p>
          </table:table-cell>
          <table:table-cell office:value-type="float" office:value="146944592.39999998" table:style-name="ce21">
            <text:p><text:s/>146.944.592,40<text:s/></text:p>
          </table:table-cell>
          <table:table-cell office:value-type="float" office:value="102329217103.22" table:style-name="ce22">
            <text:p><text:s/>102.329.217.103,22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6369247.077833623" table:style-name="ce25">
            <text:p><text:s/>66.369.247,08<text:s/></text:p>
          </table:table-cell>
          <table:table-cell office:value-type="float" office:value="198935071.16757551" table:style-name="ce25">
            <text:p><text:s/>198.935.071,17<text:s/></text:p>
          </table:table-cell>
          <table:table-cell office:value-type="float" office:value="371092770.66343558" table:style-name="ce25">
            <text:p><text:s/>371.092.770,66<text:s/></text:p>
          </table:table-cell>
          <table:table-cell office:value-type="float" office:value="43029520.885941423" table:style-name="ce25">
            <text:p><text:s/>43.029.520,89<text:s/></text:p>
          </table:table-cell>
          <table:table-cell office:value-type="float" office:value="1160057862.495368" table:style-name="ce25">
            <text:p><text:s/>1.160.057.862,50<text:s/></text:p>
          </table:table-cell>
          <table:table-cell office:value-type="float" office:value="805515442.52547765" table:style-name="ce25">
            <text:p><text:s/>805.515.442,53<text:s/></text:p>
          </table:table-cell>
          <table:table-cell office:value-type="float" office:value="1561004310.4946499" table:style-name="ce25">
            <text:p><text:s/>1.561.004.310,49<text:s/></text:p>
          </table:table-cell>
          <table:table-cell office:value-type="float" office:value="558410442.60198951" table:style-name="ce25">
            <text:p><text:s/>558.410.442,60<text:s/></text:p>
          </table:table-cell>
          <table:table-cell office:value-type="float" office:value="704061381.96155727" table:style-name="ce25">
            <text:p><text:s/>704.061.381,96<text:s/></text:p>
          </table:table-cell>
          <table:table-cell office:value-type="float" office:value="332001925.87585735" table:style-name="ce25">
            <text:p><text:s/>332.001.925,88<text:s/></text:p>
          </table:table-cell>
          <table:table-cell office:value-type="float" office:value="3021500259.7755651" table:style-name="ce25">
            <text:p><text:s/>3.021.500.259,78<text:s/></text:p>
          </table:table-cell>
          <table:table-cell office:value-type="float" office:value="359345418.86694348" table:style-name="ce25">
            <text:p><text:s/>359.345.418,87<text:s/></text:p>
          </table:table-cell>
          <table:table-cell office:value-type="float" office:value="512174338.41388351" table:style-name="ce25">
            <text:p><text:s/>512.174.338,41<text:s/></text:p>
          </table:table-cell>
          <table:table-cell office:value-type="float" office:value="555944978.63820565" table:style-name="ce25">
            <text:p><text:s/>555.944.978,64<text:s/></text:p>
          </table:table-cell>
          <table:table-cell office:value-type="float" office:value="298626343.07902771" table:style-name="ce25">
            <text:p><text:s/>298.626.343,08<text:s/></text:p>
          </table:table-cell>
          <table:table-cell office:value-type="float" office:value="739691478.01889753" table:style-name="ce25">
            <text:p><text:s/>739.691.478,02<text:s/></text:p>
          </table:table-cell>
          <table:table-cell office:value-type="float" office:value="216420208.60360318" table:style-name="ce25">
            <text:p><text:s/>216.420.208,60<text:s/></text:p>
          </table:table-cell>
          <table:table-cell office:value-type="float" office:value="2143735923.9027109" table:style-name="ce25">
            <text:p><text:s/>2.143.735.923,90<text:s/></text:p>
          </table:table-cell>
          <table:table-cell office:value-type="float" office:value="3557491904.6846933" table:style-name="ce25">
            <text:p><text:s/>3.557.491.904,68<text:s/></text:p>
          </table:table-cell>
          <table:table-cell office:value-type="float" office:value="271508543.99114871" table:style-name="ce25">
            <text:p><text:s/>271.508.543,99<text:s/></text:p>
          </table:table-cell>
          <table:table-cell office:value-type="float" office:value="141172008.36604023" table:style-name="ce25">
            <text:p><text:s/>141.172.008,37<text:s/></text:p>
          </table:table-cell>
          <table:table-cell office:value-type="float" office:value="51475509.890958034" table:style-name="ce25">
            <text:p><text:s/>51.475.509,89<text:s/></text:p>
          </table:table-cell>
          <table:table-cell office:value-type="float" office:value="2172528767.0795112" table:style-name="ce25">
            <text:p><text:s/>2.172.528.767,08<text:s/></text:p>
          </table:table-cell>
          <table:table-cell office:value-type="float" office:value="1756035226.517683" table:style-name="ce25">
            <text:p><text:s/>1.756.035.226,52<text:s/></text:p>
          </table:table-cell>
          <table:table-cell office:value-type="float" office:value="197538395.42312849" table:style-name="ce25">
            <text:p><text:s/>197.538.395,42<text:s/></text:p>
          </table:table-cell>
          <table:table-cell office:value-type="float" office:value="13674421588.365601" table:style-name="ce25">
            <text:p><text:s/>13.674.421.588,37<text:s/></text:p>
          </table:table-cell>
          <table:table-cell office:value-type="float" office:value="127973329.86270954" table:style-name="ce25">
            <text:p><text:s/>127.973.329,86<text:s/></text:p>
          </table:table-cell>
          <table:table-cell office:value-type="float" office:value="35598062199.229988" table:style-name="ce26">
            <text:p><text:s/>35.598.062.199,23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36084257.31783363" table:style-name="ce21">
            <text:p><text:s/>136.084.257,32<text:s/></text:p>
          </table:table-cell>
          <table:table-cell office:value-type="float" office:value="480250646.40757549" table:style-name="ce21">
            <text:p><text:s/>480.250.646,41<text:s/></text:p>
          </table:table-cell>
          <table:table-cell office:value-type="float" office:value="1592300838.3134356" table:style-name="ce21">
            <text:p><text:s/>1.592.300.838,31<text:s/></text:p>
          </table:table-cell>
          <table:table-cell office:value-type="float" office:value="118225533.75594142" table:style-name="ce21">
            <text:p><text:s/>118.225.533,76<text:s/></text:p>
          </table:table-cell>
          <table:table-cell office:value-type="float" office:value="3125009930.7953677" table:style-name="ce21">
            <text:p><text:s/>3.125.009.930,80<text:s/></text:p>
          </table:table-cell>
          <table:table-cell office:value-type="float" office:value="2230806826.2254772" table:style-name="ce21">
            <text:p><text:s/>2.230.806.826,23<text:s/></text:p>
          </table:table-cell>
          <table:table-cell office:value-type="float" office:value="11279712568.07465" table:style-name="ce21">
            <text:p><text:s/>11.279.712.568,07<text:s/></text:p>
          </table:table-cell>
          <table:table-cell office:value-type="float" office:value="2425495461.2819896" table:style-name="ce21">
            <text:p><text:s/>2.425.495.461,28<text:s/></text:p>
          </table:table-cell>
          <table:table-cell office:value-type="float" office:value="2081878447.8115573" table:style-name="ce21">
            <text:p><text:s/>2.081.878.447,81<text:s/></text:p>
          </table:table-cell>
          <table:table-cell office:value-type="float" office:value="826478548.59585738" table:style-name="ce21">
            <text:p><text:s/>826.478.548,60<text:s/></text:p>
          </table:table-cell>
          <table:table-cell office:value-type="float" office:value="9496726954.7555656" table:style-name="ce21">
            <text:p><text:s/>9.496.726.954,76<text:s/></text:p>
          </table:table-cell>
          <table:table-cell office:value-type="float" office:value="1121964465.3869433" table:style-name="ce21">
            <text:p><text:s/>1.121.964.465,39<text:s/></text:p>
          </table:table-cell>
          <table:table-cell office:value-type="float" office:value="1501198738.0838835" table:style-name="ce21">
            <text:p><text:s/>1.501.198.738,08<text:s/></text:p>
          </table:table-cell>
          <table:table-cell office:value-type="float" office:value="1412572708.9682057" table:style-name="ce21">
            <text:p><text:s/>1.412.572.708,97<text:s/></text:p>
          </table:table-cell>
          <table:table-cell office:value-type="float" office:value="695447728.18902779" table:style-name="ce21">
            <text:p><text:s/>695.447.728,19<text:s/></text:p>
          </table:table-cell>
          <table:table-cell office:value-type="float" office:value="2434543795.6988974" table:style-name="ce21">
            <text:p><text:s/>2.434.543.795,70<text:s/></text:p>
          </table:table-cell>
          <table:table-cell office:value-type="float" office:value="433407924.37360322" table:style-name="ce21">
            <text:p><text:s/>433.407.924,37<text:s/></text:p>
          </table:table-cell>
          <table:table-cell office:value-type="float" office:value="7210343100.2127113" table:style-name="ce21">
            <text:p><text:s/>7.210.343.100,21<text:s/></text:p>
          </table:table-cell>
          <table:table-cell office:value-type="float" office:value="18030231015.184692" table:style-name="ce21">
            <text:p><text:s/>18.030.231.015,18<text:s/></text:p>
          </table:table-cell>
          <table:table-cell office:value-type="float" office:value="625835620.06114864" table:style-name="ce21">
            <text:p><text:s/>625.835.620,06<text:s/></text:p>
          </table:table-cell>
          <table:table-cell office:value-type="float" office:value="372536132.3960402" table:style-name="ce21">
            <text:p><text:s/>372.536.132,40<text:s/></text:p>
          </table:table-cell>
          <table:table-cell office:value-type="float" office:value="118248305.49095803" table:style-name="ce21">
            <text:p><text:s/>118.248.305,49<text:s/></text:p>
          </table:table-cell>
          <table:table-cell office:value-type="float" office:value="6904590707.4395103" table:style-name="ce21">
            <text:p><text:s/>6.904.590.707,44<text:s/></text:p>
          </table:table-cell>
          <table:table-cell office:value-type="float" office:value="7551034130.8676834" table:style-name="ce21">
            <text:p><text:s/>7.551.034.130,87<text:s/></text:p>
          </table:table-cell>
          <table:table-cell office:value-type="float" office:value="453973302.0331285" table:style-name="ce21">
            <text:p><text:s/>453.973.302,03<text:s/></text:p>
          </table:table-cell>
          <table:table-cell office:value-type="float" office:value="54993463692.465599" table:style-name="ce21">
            <text:p><text:s/>54.993.463.692,47<text:s/></text:p>
          </table:table-cell>
          <table:table-cell office:value-type="float" office:value="274917922.2627095" table:style-name="ce21">
            <text:p><text:s/>274.917.922,26<text:s/></text:p>
          </table:table-cell>
          <table:table-cell office:value-type="float" office:value="137927279302.44998" table:style-name="ce22">
            <text:p><text:s/>137.927.279.302,45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1786556.0858354373" table:style-name="ce27">
            <text:p><text:s/>1.786.556,09<text:s/></text:p>
          </table:table-cell>
          <table:table-cell office:value-type="float" office:value="7203245.3554747635" table:style-name="ce27">
            <text:p><text:s/>7.203.245,36<text:s/></text:p>
          </table:table-cell>
          <table:table-cell office:value-type="float" office:value="10596742.801970309" table:style-name="ce27">
            <text:p><text:s/>10.596.742,80<text:s/></text:p>
          </table:table-cell>
          <table:table-cell office:value-type="float" office:value="1725358.5987043395" table:style-name="ce27">
            <text:p><text:s/>1.725.358,60<text:s/></text:p>
          </table:table-cell>
          <table:table-cell office:value-type="float" office:value="30724831.993318412" table:style-name="ce27">
            <text:p><text:s/>30.724.831,99<text:s/></text:p>
          </table:table-cell>
          <table:table-cell office:value-type="float" office:value="38554328.725707881" table:style-name="ce27">
            <text:p><text:s/>38.554.328,73<text:s/></text:p>
          </table:table-cell>
          <table:table-cell office:value-type="float" office:value="24369989.071252607" table:style-name="ce27">
            <text:p><text:s/>24.369.989,07<text:s/></text:p>
          </table:table-cell>
          <table:table-cell office:value-type="float" office:value="18148798.462522555" table:style-name="ce27">
            <text:p><text:s/>18.148.798,46<text:s/></text:p>
          </table:table-cell>
          <table:table-cell office:value-type="float" office:value="27364169.232041698" table:style-name="ce27">
            <text:p><text:s/>27.364.169,23<text:s/></text:p>
          </table:table-cell>
          <table:table-cell office:value-type="float" office:value="9706192.221745545" table:style-name="ce27">
            <text:p><text:s/>9.706.192,22<text:s/></text:p>
          </table:table-cell>
          <table:table-cell office:value-type="float" office:value="86931541.671638682" table:style-name="ce27">
            <text:p><text:s/>86.931.541,67<text:s/></text:p>
          </table:table-cell>
          <table:table-cell office:value-type="float" office:value="12223463.463935586" table:style-name="ce27">
            <text:p><text:s/>12.223.463,46<text:s/></text:p>
          </table:table-cell>
          <table:table-cell office:value-type="float" office:value="17416556.881038733" table:style-name="ce27">
            <text:p><text:s/>17.416.556,88<text:s/></text:p>
          </table:table-cell>
          <table:table-cell office:value-type="float" office:value="17135674.770651773" table:style-name="ce27">
            <text:p><text:s/>17.135.674,77<text:s/></text:p>
          </table:table-cell>
          <table:table-cell office:value-type="float" office:value="7966102.130377505" table:style-name="ce27">
            <text:p><text:s/>7.966.102,13<text:s/></text:p>
          </table:table-cell>
          <table:table-cell office:value-type="float" office:value="30528933.406901103" table:style-name="ce27">
            <text:p><text:s/>30.528.933,41<text:s/></text:p>
          </table:table-cell>
          <table:table-cell office:value-type="float" office:value="6428143.3197802464" table:style-name="ce27">
            <text:p><text:s/>6.428.143,32<text:s/></text:p>
          </table:table-cell>
          <table:table-cell office:value-type="float" office:value="51951304.807152621" table:style-name="ce27">
            <text:p><text:s/>51.951.304,81<text:s/></text:p>
          </table:table-cell>
          <table:table-cell office:value-type="float" office:value="3409229006.867352" table:style-name="ce27">
            <text:p><text:s/>3.409.229.006,87<text:s/></text:p>
          </table:table-cell>
          <table:table-cell office:value-type="float" office:value="22057397.54238762" table:style-name="ce27">
            <text:p><text:s/>22.057.397,54<text:s/></text:p>
          </table:table-cell>
          <table:table-cell office:value-type="float" office:value="5187167.3941579396" table:style-name="ce27">
            <text:p><text:s/>5.187.167,39<text:s/></text:p>
          </table:table-cell>
          <table:table-cell office:value-type="float" office:value="1325593.8891645893" table:style-name="ce27">
            <text:p><text:s/>1.325.593,89<text:s/></text:p>
          </table:table-cell>
          <table:table-cell office:value-type="float" office:value="56505283.802815124" table:style-name="ce27">
            <text:p><text:s/>56.505.283,80<text:s/></text:p>
          </table:table-cell>
          <table:table-cell office:value-type="float" office:value="31516093.750939373" table:style-name="ce27">
            <text:p><text:s/>31.516.093,75<text:s/></text:p>
          </table:table-cell>
          <table:table-cell office:value-type="float" office:value="6366245.4682942955" table:style-name="ce27">
            <text:p><text:s/>6.366.245,47<text:s/></text:p>
          </table:table-cell>
          <table:table-cell office:value-type="float" office:value="240892806.52170834" table:style-name="ce27">
            <text:p><text:s/>240.892.806,52<text:s/></text:p>
          </table:table-cell>
          <table:table-cell office:value-type="float" office:value="4646886.1431283588" table:style-name="ce27">
            <text:p><text:s/>4.646.886,14<text:s/></text:p>
          </table:table-cell>
          <table:table-cell office:value-type="float" office:value="4178488414.3799982" table:style-name="ce28">
            <text:p><text:s/>4.178.488.414,3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37870813.40366906" table:style-name="ce21">
            <text:p><text:s/>137.870.813,40<text:s/></text:p>
          </table:table-cell>
          <table:table-cell office:value-type="float" office:value="487453891.76305026" table:style-name="ce21">
            <text:p><text:s/>487.453.891,76<text:s/></text:p>
          </table:table-cell>
          <table:table-cell office:value-type="float" office:value="1602897581.1154058" table:style-name="ce21">
            <text:p><text:s/>1.602.897.581,12<text:s/></text:p>
          </table:table-cell>
          <table:table-cell office:value-type="float" office:value="119950892.35464576" table:style-name="ce21">
            <text:p><text:s/>119.950.892,35<text:s/></text:p>
          </table:table-cell>
          <table:table-cell office:value-type="float" office:value="3155734762.7886863" table:style-name="ce21">
            <text:p><text:s/>3.155.734.762,79<text:s/></text:p>
          </table:table-cell>
          <table:table-cell office:value-type="float" office:value="2269361154.9511852" table:style-name="ce21">
            <text:p><text:s/>2.269.361.154,95<text:s/></text:p>
          </table:table-cell>
          <table:table-cell office:value-type="float" office:value="11304082557.145903" table:style-name="ce21">
            <text:p><text:s/>11.304.082.557,15<text:s/></text:p>
          </table:table-cell>
          <table:table-cell office:value-type="float" office:value="2443644259.7445121" table:style-name="ce21">
            <text:p><text:s/>2.443.644.259,74<text:s/></text:p>
          </table:table-cell>
          <table:table-cell office:value-type="float" office:value="2109242617.0435989" table:style-name="ce21">
            <text:p><text:s/>2.109.242.617,04<text:s/></text:p>
          </table:table-cell>
          <table:table-cell office:value-type="float" office:value="836184740.81760287" table:style-name="ce21">
            <text:p><text:s/>836.184.740,82<text:s/></text:p>
          </table:table-cell>
          <table:table-cell office:value-type="float" office:value="9583658496.4272041" table:style-name="ce21">
            <text:p><text:s/>9.583.658.496,43<text:s/></text:p>
          </table:table-cell>
          <table:table-cell office:value-type="float" office:value="1134187928.850879" table:style-name="ce21">
            <text:p><text:s/>1.134.187.928,85<text:s/></text:p>
          </table:table-cell>
          <table:table-cell office:value-type="float" office:value="1518615294.9649222" table:style-name="ce21">
            <text:p><text:s/>1.518.615.294,96<text:s/></text:p>
          </table:table-cell>
          <table:table-cell office:value-type="float" office:value="1429708383.7388575" table:style-name="ce21">
            <text:p><text:s/>1.429.708.383,74<text:s/></text:p>
          </table:table-cell>
          <table:table-cell office:value-type="float" office:value="703413830.31940532" table:style-name="ce21">
            <text:p><text:s/>703.413.830,32<text:s/></text:p>
          </table:table-cell>
          <table:table-cell office:value-type="float" office:value="2465072729.1057982" table:style-name="ce21">
            <text:p><text:s/>2.465.072.729,11<text:s/></text:p>
          </table:table-cell>
          <table:table-cell office:value-type="float" office:value="439836067.69338346" table:style-name="ce21">
            <text:p><text:s/>439.836.067,69<text:s/></text:p>
          </table:table-cell>
          <table:table-cell office:value-type="float" office:value="7262294405.0198641" table:style-name="ce21">
            <text:p><text:s/>7.262.294.405,02<text:s/></text:p>
          </table:table-cell>
          <table:table-cell office:value-type="float" office:value="21439460022.052044" table:style-name="ce21">
            <text:p><text:s/>21.439.460.022,05<text:s/></text:p>
          </table:table-cell>
          <table:table-cell office:value-type="float" office:value="647893017.60353625" table:style-name="ce21">
            <text:p><text:s/>647.893.017,60<text:s/></text:p>
          </table:table-cell>
          <table:table-cell office:value-type="float" office:value="377723299.79019815" table:style-name="ce21">
            <text:p><text:s/>377.723.299,79<text:s/></text:p>
          </table:table-cell>
          <table:table-cell office:value-type="float" office:value="119573899.38012263" table:style-name="ce21">
            <text:p><text:s/>119.573.899,38<text:s/></text:p>
          </table:table-cell>
          <table:table-cell office:value-type="float" office:value="6961095991.2423258" table:style-name="ce21">
            <text:p><text:s/>6.961.095.991,24<text:s/></text:p>
          </table:table-cell>
          <table:table-cell office:value-type="float" office:value="7582550224.6186228" table:style-name="ce21">
            <text:p><text:s/>7.582.550.224,62<text:s/></text:p>
          </table:table-cell>
          <table:table-cell office:value-type="float" office:value="460339547.50142282" table:style-name="ce21">
            <text:p><text:s/>460.339.547,50<text:s/></text:p>
          </table:table-cell>
          <table:table-cell office:value-type="float" office:value="55234356498.987305" table:style-name="ce21">
            <text:p><text:s/>55.234.356.498,99<text:s/></text:p>
          </table:table-cell>
          <table:table-cell office:value-type="float" office:value="279564808.40583783" table:style-name="ce21">
            <text:p><text:s/>279.564.808,41<text:s/></text:p>
          </table:table-cell>
          <table:table-cell office:value-type="float" office:value="142105767716.82999" table:style-name="ce22">
            <text:p><text:s/>142.105.767.716,8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9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29"/>
          <table:table-cell table:number-columns-repeated="16355" table:style-name="ce1"/>
        </table:table-row>
        <table:table-row table:style-name="ro6">
          <table:table-cell table:style-name="ce7"/>
          <table:table-cell table:style-name="ce29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Mário Vieira Cunha</meta:initial-creator>
    <dc:creator>Marcos Antonio Porto Martins</dc:creator>
    <meta:creation-date>2004-03-11T18:47:37Z</meta:creation-date>
    <dc:date>2021-06-29T18:18:48Z</dc:date>
    <meta:print-date>2011-05-12T16:46:54Z</meta:print-date>
    <meta:editing-cycles>44</meta:editing-cycles>
    <meta:editing-duration>PT4572S</meta:editing-duration>
  </office:meta>
</office:document-meta>
</file>